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late_alias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rim_Wneon_A_001_cropped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rim_WneonLacZ_B_002_cropped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neon_WcrimLacZ_A_003_cropped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neon_WcrimLacZ_B_004_cropped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26" table:default-cell-style-name="ce1"/>
        <table:table-row table:style-name="ro2">
          <table:table-cell table:style-name="ce1" office:value-type="string" calcext:value-type="string">
            <text:p>A N-Crim W-neon</text:p>
          </table:table-cell>
          <table:table-cell table:style-name="ce2" table:number-columns-repeated="26"/>
        </table:table-row>
        <table:table-row table:style-name="ro1">
          <table:table-cell/>
          <table:table-cell table:style-name="ce2"/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table:style-name="ce2"/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</table:table-row>
        <table:table-row table:style-name="ro1">
          <table:table-cell/>
          <table:table-cell office:value-type="string" calcext:value-type="string">
            <text:p>n2c3-2</text:p>
          </table:table-cell>
          <table:table-cell office:value-type="float" office:value="28577" calcext:value-type="float">
            <text:p>28577</text:p>
          </table:table-cell>
          <table:table-cell office:value-type="float" office:value="25712" calcext:value-type="float">
            <text:p>25712</text:p>
          </table:table-cell>
          <table:table-cell office:value-type="float" office:value="22533" calcext:value-type="float">
            <text:p>22533</text:p>
          </table:table-cell>
          <table:table-cell office:value-type="float" office:value="40200" calcext:value-type="float">
            <text:p>40200</text:p>
          </table:table-cell>
          <table:table-cell office:value-type="float" office:value="56270" calcext:value-type="float">
            <text:p>56270</text:p>
          </table:table-cell>
          <table:table-cell office:value-type="float" office:value="24691" calcext:value-type="float">
            <text:p>24691</text:p>
          </table:table-cell>
          <table:table-cell office:value-type="float" office:value="38089" calcext:value-type="float">
            <text:p>38089</text:p>
          </table:table-cell>
          <table:table-cell office:value-type="float" office:value="25887" calcext:value-type="float">
            <text:p>25887</text:p>
          </table:table-cell>
          <table:table-cell office:value-type="float" office:value="105371" calcext:value-type="float">
            <text:p>105371</text:p>
          </table:table-cell>
          <table:table-cell office:value-type="float" office:value="30583" calcext:value-type="float">
            <text:p>30583</text:p>
          </table:table-cell>
          <table:table-cell office:value-type="float" office:value="56683" calcext:value-type="float">
            <text:p>56683</text:p>
          </table:table-cell>
          <table:table-cell office:value-type="float" office:value="23223" calcext:value-type="float">
            <text:p>23223</text:p>
          </table:table-cell>
          <table:table-cell office:value-type="string" calcext:value-type="string">
            <text:p>n2c3-2</text:p>
          </table:table-cell>
          <table:table-cell office:value-type="float" office:value="126731" calcext:value-type="float">
            <text:p>126731</text:p>
          </table:table-cell>
          <table:table-cell office:value-type="float" office:value="219337" calcext:value-type="float">
            <text:p>219337</text:p>
          </table:table-cell>
          <table:table-cell office:value-type="float" office:value="189492" calcext:value-type="float">
            <text:p>189492</text:p>
          </table:table-cell>
          <table:table-cell office:value-type="float" office:value="210250" calcext:value-type="float">
            <text:p>210250</text:p>
          </table:table-cell>
          <table:table-cell office:value-type="float" office:value="89509" calcext:value-type="float">
            <text:p>89509</text:p>
          </table:table-cell>
          <table:table-cell office:value-type="float" office:value="171200" calcext:value-type="float">
            <text:p>171200</text:p>
          </table:table-cell>
          <table:table-cell office:value-type="float" office:value="190903" calcext:value-type="float">
            <text:p>190903</text:p>
          </table:table-cell>
          <table:table-cell office:value-type="float" office:value="172359" calcext:value-type="float">
            <text:p>172359</text:p>
          </table:table-cell>
          <table:table-cell office:value-type="float" office:value="164761" calcext:value-type="float">
            <text:p>164761</text:p>
          </table:table-cell>
          <table:table-cell office:value-type="float" office:value="159038" calcext:value-type="float">
            <text:p>159038</text:p>
          </table:table-cell>
          <table:table-cell office:value-type="float" office:value="188038" calcext:value-type="float">
            <text:p>188038</text:p>
          </table:table-cell>
          <table:table-cell office:value-type="float" office:value="133640" calcext:value-type="float">
            <text:p>133640</text:p>
          </table:table-cell>
        </table:table-row>
        <table:table-row table:style-name="ro1">
          <table:table-cell/>
          <table:table-cell office:value-type="string" calcext:value-type="string">
            <text:p>n2c3-4</text:p>
          </table:table-cell>
          <table:table-cell office:value-type="float" office:value="348310" calcext:value-type="float">
            <text:p>348310</text:p>
          </table:table-cell>
          <table:table-cell office:value-type="float" office:value="109055" calcext:value-type="float">
            <text:p>109055</text:p>
          </table:table-cell>
          <table:table-cell office:value-type="float" office:value="30375" calcext:value-type="float">
            <text:p>30375</text:p>
          </table:table-cell>
          <table:table-cell office:value-type="float" office:value="26790" calcext:value-type="float">
            <text:p>26790</text:p>
          </table:table-cell>
          <table:table-cell office:value-type="float" office:value="326071" calcext:value-type="float">
            <text:p>326071</text:p>
          </table:table-cell>
          <table:table-cell office:value-type="float" office:value="220407" calcext:value-type="float">
            <text:p>220407</text:p>
          </table:table-cell>
          <table:table-cell office:value-type="float" office:value="32464" calcext:value-type="float">
            <text:p>32464</text:p>
          </table:table-cell>
          <table:table-cell office:value-type="float" office:value="31490" calcext:value-type="float">
            <text:p>31490</text:p>
          </table:table-cell>
          <table:table-cell office:value-type="float" office:value="648764" calcext:value-type="float">
            <text:p>648764</text:p>
          </table:table-cell>
          <table:table-cell office:value-type="float" office:value="202326" calcext:value-type="float">
            <text:p>202326</text:p>
          </table:table-cell>
          <table:table-cell office:value-type="float" office:value="222990" calcext:value-type="float">
            <text:p>222990</text:p>
          </table:table-cell>
          <table:table-cell office:value-type="float" office:value="23772" calcext:value-type="float">
            <text:p>23772</text:p>
          </table:table-cell>
          <table:table-cell office:value-type="string" calcext:value-type="string">
            <text:p>n2c3-4</text:p>
          </table:table-cell>
          <table:table-cell office:value-type="float" office:value="9573" calcext:value-type="float">
            <text:p>9573</text:p>
          </table:table-cell>
          <table:table-cell office:value-type="float" office:value="53614" calcext:value-type="float">
            <text:p>53614</text:p>
          </table:table-cell>
          <table:table-cell office:value-type="float" office:value="173146" calcext:value-type="float">
            <text:p>173146</text:p>
          </table:table-cell>
          <table:table-cell office:value-type="float" office:value="154242" calcext:value-type="float">
            <text:p>154242</text:p>
          </table:table-cell>
          <table:table-cell office:value-type="float" office:value="8204" calcext:value-type="float">
            <text:p>8204</text:p>
          </table:table-cell>
          <table:table-cell office:value-type="float" office:value="68102" calcext:value-type="float">
            <text:p>68102</text:p>
          </table:table-cell>
          <table:table-cell office:value-type="float" office:value="188178" calcext:value-type="float">
            <text:p>188178</text:p>
          </table:table-cell>
          <table:table-cell office:value-type="float" office:value="265006" calcext:value-type="float">
            <text:p>265006</text:p>
          </table:table-cell>
          <table:table-cell office:value-type="float" office:value="5469" calcext:value-type="float">
            <text:p>5469</text:p>
          </table:table-cell>
          <table:table-cell office:value-type="float" office:value="58515" calcext:value-type="float">
            <text:p>58515</text:p>
          </table:table-cell>
          <table:table-cell office:value-type="float" office:value="101426" calcext:value-type="float">
            <text:p>101426</text:p>
          </table:table-cell>
          <table:table-cell office:value-type="float" office:value="182007" calcext:value-type="float">
            <text:p>182007</text:p>
          </table:table-cell>
        </table:table-row>
        <table:table-row table:style-name="ro1">
          <table:table-cell/>
          <table:table-cell office:value-type="string" calcext:value-type="string">
            <text:p>n2c3-6</text:p>
          </table:table-cell>
          <table:table-cell office:value-type="float" office:value="409924" calcext:value-type="float">
            <text:p>409924</text:p>
          </table:table-cell>
          <table:table-cell office:value-type="float" office:value="274397" calcext:value-type="float">
            <text:p>274397</text:p>
          </table:table-cell>
          <table:table-cell office:value-type="float" office:value="165652" calcext:value-type="float">
            <text:p>165652</text:p>
          </table:table-cell>
          <table:table-cell office:value-type="float" office:value="30243" calcext:value-type="float">
            <text:p>30243</text:p>
          </table:table-cell>
          <table:table-cell office:value-type="float" office:value="424337" calcext:value-type="float">
            <text:p>424337</text:p>
          </table:table-cell>
          <table:table-cell office:value-type="float" office:value="403851" calcext:value-type="float">
            <text:p>403851</text:p>
          </table:table-cell>
          <table:table-cell office:value-type="float" office:value="147525" calcext:value-type="float">
            <text:p>147525</text:p>
          </table:table-cell>
          <table:table-cell office:value-type="float" office:value="30799" calcext:value-type="float">
            <text:p>30799</text:p>
          </table:table-cell>
          <table:table-cell office:value-type="float" office:value="448511" calcext:value-type="float">
            <text:p>448511</text:p>
          </table:table-cell>
          <table:table-cell office:value-type="float" office:value="646791" calcext:value-type="float">
            <text:p>646791</text:p>
          </table:table-cell>
          <table:table-cell office:value-type="float" office:value="142137" calcext:value-type="float">
            <text:p>142137</text:p>
          </table:table-cell>
          <table:table-cell office:value-type="float" office:value="22246" calcext:value-type="float">
            <text:p>22246</text:p>
          </table:table-cell>
          <table:table-cell office:value-type="string" calcext:value-type="string">
            <text:p>n2c3-6</text:p>
          </table:table-cell>
          <table:table-cell office:value-type="float" office:value="3006" calcext:value-type="float">
            <text:p>3006</text:p>
          </table:table-cell>
          <table:table-cell office:value-type="float" office:value="6831" calcext:value-type="float">
            <text:p>6831</text:p>
          </table:table-cell>
          <table:table-cell office:value-type="float" office:value="69154" calcext:value-type="float">
            <text:p>69154</text:p>
          </table:table-cell>
          <table:table-cell office:value-type="float" office:value="117833" calcext:value-type="float">
            <text:p>117833</text:p>
          </table:table-cell>
          <table:table-cell office:value-type="float" office:value="2461" calcext:value-type="float">
            <text:p>2461</text:p>
          </table:table-cell>
          <table:table-cell office:value-type="float" office:value="6561" calcext:value-type="float">
            <text:p>6561</text:p>
          </table:table-cell>
          <table:table-cell office:value-type="float" office:value="36634" calcext:value-type="float">
            <text:p>36634</text:p>
          </table:table-cell>
          <table:table-cell office:value-type="float" office:value="126054" calcext:value-type="float">
            <text:p>126054</text:p>
          </table:table-cell>
          <table:table-cell office:value-type="float" office:value="1641" calcext:value-type="float">
            <text:p>1641</text:p>
          </table:table-cell>
          <table:table-cell office:value-type="float" office:value="3555" calcext:value-type="float">
            <text:p>3555</text:p>
          </table:table-cell>
          <table:table-cell office:value-type="float" office:value="57425" calcext:value-type="float">
            <text:p>57425</text:p>
          </table:table-cell>
          <table:table-cell office:value-type="float" office:value="50863" calcext:value-type="float">
            <text:p>50863</text:p>
          </table:table-cell>
        </table:table-row>
        <table:table-row table:style-name="ro1">
          <table:table-cell/>
          <table:table-cell office:value-type="string" calcext:value-type="string">
            <text:p>mock</text:p>
          </table:table-cell>
          <table:table-cell office:value-type="float" office:value="362728" calcext:value-type="float">
            <text:p>362728</text:p>
          </table:table-cell>
          <table:table-cell office:value-type="float" office:value="243587" calcext:value-type="float">
            <text:p>243587</text:p>
          </table:table-cell>
          <table:table-cell office:value-type="float" office:value="180651" calcext:value-type="float">
            <text:p>180651</text:p>
          </table:table-cell>
          <table:table-cell office:value-type="float" office:value="20905" calcext:value-type="float">
            <text:p>20905</text:p>
          </table:table-cell>
          <table:table-cell office:value-type="float" office:value="358517" calcext:value-type="float">
            <text:p>358517</text:p>
          </table:table-cell>
          <table:table-cell office:value-type="float" office:value="401181" calcext:value-type="float">
            <text:p>401181</text:p>
          </table:table-cell>
          <table:table-cell office:value-type="float" office:value="620278" calcext:value-type="float">
            <text:p>620278</text:p>
          </table:table-cell>
          <table:table-cell office:value-type="float" office:value="22945" calcext:value-type="float">
            <text:p>22945</text:p>
          </table:table-cell>
          <table:table-cell office:value-type="float" office:value="506120" calcext:value-type="float">
            <text:p>506120</text:p>
          </table:table-cell>
          <table:table-cell office:value-type="float" office:value="368070" calcext:value-type="float">
            <text:p>368070</text:p>
          </table:table-cell>
          <table:table-cell office:value-type="float" office:value="433028" calcext:value-type="float">
            <text:p>433028</text:p>
          </table:table-cell>
          <table:table-cell office:value-type="float" office:value="18591" calcext:value-type="float">
            <text:p>18591</text:p>
          </table:table-cell>
          <table:table-cell office:value-type="string" calcext:value-type="string">
            <text:p>mock</text:p>
          </table:table-cell>
          <table:table-cell office:value-type="float" office:value="2463" calcext:value-type="float">
            <text:p>2463</text:p>
          </table:table-cell>
          <table:table-cell office:value-type="float" office:value="3831" calcext:value-type="float">
            <text:p>3831</text:p>
          </table:table-cell>
          <table:table-cell office:value-type="float" office:value="2463" calcext:value-type="float">
            <text:p>2463</text:p>
          </table:table-cell>
          <table:table-cell office:value-type="float" office:value="4377" calcext:value-type="float">
            <text:p>4377</text:p>
          </table:table-cell>
          <table:table-cell office:value-type="float" office:value="3010" calcext:value-type="float">
            <text:p>3010</text:p>
          </table:table-cell>
          <table:table-cell office:value-type="float" office:value="3557" calcext:value-type="float">
            <text:p>3557</text:p>
          </table:table-cell>
          <table:table-cell office:value-type="float" office:value="4652" calcext:value-type="float">
            <text:p>4652</text:p>
          </table:table-cell>
          <table:table-cell office:value-type="float" office:value="2462" calcext:value-type="float">
            <text:p>2462</text:p>
          </table:table-cell>
          <table:table-cell office:value-type="float" office:value="1368" calcext:value-type="float">
            <text:p>1368</text:p>
          </table:table-cell>
          <table:table-cell office:value-type="float" office:value="4377" calcext:value-type="float">
            <text:p>4377</text:p>
          </table:table-cell>
          <table:table-cell office:value-type="float" office:value="4650" calcext:value-type="float">
            <text:p>4650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/>
          <table:table-cell office:value-type="string" calcext:value-type="string">
            <text:p>n2c3-2</text:p>
          </table:table-cell>
          <table:table-cell office:value-type="float" office:value="39655" calcext:value-type="float">
            <text:p>39655</text:p>
          </table:table-cell>
          <table:table-cell office:value-type="float" office:value="29418" calcext:value-type="float">
            <text:p>29418</text:p>
          </table:table-cell>
          <table:table-cell office:value-type="float" office:value="34188" calcext:value-type="float">
            <text:p>34188</text:p>
          </table:table-cell>
          <table:table-cell office:value-type="float" office:value="42322" calcext:value-type="float">
            <text:p>42322</text:p>
          </table:table-cell>
          <table:table-cell office:value-type="float" office:value="135894" calcext:value-type="float">
            <text:p>135894</text:p>
          </table:table-cell>
          <table:table-cell office:value-type="float" office:value="35171" calcext:value-type="float">
            <text:p>35171</text:p>
          </table:table-cell>
          <table:table-cell office:value-type="float" office:value="37982" calcext:value-type="float">
            <text:p>37982</text:p>
          </table:table-cell>
          <table:table-cell office:value-type="float" office:value="29903" calcext:value-type="float">
            <text:p>29903</text:p>
          </table:table-cell>
          <table:table-cell office:value-type="float" office:value="455034" calcext:value-type="float">
            <text:p>455034</text:p>
          </table:table-cell>
          <table:table-cell office:value-type="float" office:value="43109" calcext:value-type="float">
            <text:p>43109</text:p>
          </table:table-cell>
          <table:table-cell office:value-type="float" office:value="25202" calcext:value-type="float">
            <text:p>25202</text:p>
          </table:table-cell>
          <table:table-cell office:value-type="float" office:value="23800" calcext:value-type="float">
            <text:p>23800</text:p>
          </table:table-cell>
          <table:table-cell office:value-type="string" calcext:value-type="string">
            <text:p>n2c3-2</text:p>
          </table:table-cell>
          <table:table-cell office:value-type="float" office:value="92707" calcext:value-type="float">
            <text:p>92707</text:p>
          </table:table-cell>
          <table:table-cell office:value-type="float" office:value="165970" calcext:value-type="float">
            <text:p>165970</text:p>
          </table:table-cell>
          <table:table-cell office:value-type="float" office:value="194479" calcext:value-type="float">
            <text:p>194479</text:p>
          </table:table-cell>
          <table:table-cell office:value-type="float" office:value="210644" calcext:value-type="float">
            <text:p>210644</text:p>
          </table:table-cell>
          <table:table-cell office:value-type="float" office:value="97943" calcext:value-type="float">
            <text:p>97943</text:p>
          </table:table-cell>
          <table:table-cell office:value-type="float" office:value="170688" calcext:value-type="float">
            <text:p>170688</text:p>
          </table:table-cell>
          <table:table-cell office:value-type="float" office:value="141151" calcext:value-type="float">
            <text:p>141151</text:p>
          </table:table-cell>
          <table:table-cell office:value-type="float" office:value="136234" calcext:value-type="float">
            <text:p>136234</text:p>
          </table:table-cell>
          <table:table-cell office:value-type="float" office:value="80705" calcext:value-type="float">
            <text:p>80705</text:p>
          </table:table-cell>
          <table:table-cell office:value-type="float" office:value="196191" calcext:value-type="float">
            <text:p>196191</text:p>
          </table:table-cell>
          <table:table-cell office:value-type="float" office:value="91099" calcext:value-type="float">
            <text:p>91099</text:p>
          </table:table-cell>
          <table:table-cell office:value-type="float" office:value="143350" calcext:value-type="float">
            <text:p>143350</text:p>
          </table:table-cell>
        </table:table-row>
        <table:table-row table:style-name="ro1">
          <table:table-cell/>
          <table:table-cell office:value-type="string" calcext:value-type="string">
            <text:p>n2c3-4</text:p>
          </table:table-cell>
          <table:table-cell office:value-type="float" office:value="362289" calcext:value-type="float">
            <text:p>362289</text:p>
          </table:table-cell>
          <table:table-cell office:value-type="float" office:value="177302" calcext:value-type="float">
            <text:p>177302</text:p>
          </table:table-cell>
          <table:table-cell office:value-type="float" office:value="30941" calcext:value-type="float">
            <text:p>30941</text:p>
          </table:table-cell>
          <table:table-cell office:value-type="float" office:value="37624" calcext:value-type="float">
            <text:p>37624</text:p>
          </table:table-cell>
          <table:table-cell office:value-type="float" office:value="199349" calcext:value-type="float">
            <text:p>199349</text:p>
          </table:table-cell>
          <table:table-cell office:value-type="float" office:value="278881" calcext:value-type="float">
            <text:p>278881</text:p>
          </table:table-cell>
          <table:table-cell office:value-type="float" office:value="32070" calcext:value-type="float">
            <text:p>32070</text:p>
          </table:table-cell>
          <table:table-cell office:value-type="float" office:value="26458" calcext:value-type="float">
            <text:p>26458</text:p>
          </table:table-cell>
          <table:table-cell office:value-type="float" office:value="306265" calcext:value-type="float">
            <text:p>306265</text:p>
          </table:table-cell>
          <table:table-cell office:value-type="float" office:value="60298" calcext:value-type="float">
            <text:p>60298</text:p>
          </table:table-cell>
          <table:table-cell office:value-type="float" office:value="23929" calcext:value-type="float">
            <text:p>23929</text:p>
          </table:table-cell>
          <table:table-cell office:value-type="float" office:value="22947" calcext:value-type="float">
            <text:p>22947</text:p>
          </table:table-cell>
          <table:table-cell office:value-type="string" calcext:value-type="string">
            <text:p>n2c3-4</text:p>
          </table:table-cell>
          <table:table-cell office:value-type="float" office:value="4654" calcext:value-type="float">
            <text:p>4654</text:p>
          </table:table-cell>
          <table:table-cell office:value-type="float" office:value="45985" calcext:value-type="float">
            <text:p>45985</text:p>
          </table:table-cell>
          <table:table-cell office:value-type="float" office:value="130853" calcext:value-type="float">
            <text:p>130853</text:p>
          </table:table-cell>
          <table:table-cell office:value-type="float" office:value="154371" calcext:value-type="float">
            <text:p>154371</text:p>
          </table:table-cell>
          <table:table-cell office:value-type="float" office:value="7936" calcext:value-type="float">
            <text:p>7936</text:p>
          </table:table-cell>
          <table:table-cell office:value-type="float" office:value="128374" calcext:value-type="float">
            <text:p>128374</text:p>
          </table:table-cell>
          <table:table-cell office:value-type="float" office:value="182574" calcext:value-type="float">
            <text:p>182574</text:p>
          </table:table-cell>
          <table:table-cell office:value-type="float" office:value="125640" calcext:value-type="float">
            <text:p>125640</text:p>
          </table:table-cell>
          <table:table-cell office:value-type="float" office:value="3010" calcext:value-type="float">
            <text:p>3010</text:p>
          </table:table-cell>
          <table:table-cell office:value-type="float" office:value="111928" calcext:value-type="float">
            <text:p>111928</text:p>
          </table:table-cell>
          <table:table-cell office:value-type="float" office:value="102611" calcext:value-type="float">
            <text:p>102611</text:p>
          </table:table-cell>
          <table:table-cell office:value-type="float" office:value="95713" calcext:value-type="float">
            <text:p>95713</text:p>
          </table:table-cell>
        </table:table-row>
        <table:table-row table:style-name="ro1">
          <table:table-cell/>
          <table:table-cell office:value-type="string" calcext:value-type="string">
            <text:p>n2c3-6</text:p>
          </table:table-cell>
          <table:table-cell office:value-type="float" office:value="232246" calcext:value-type="float">
            <text:p>232246</text:p>
          </table:table-cell>
          <table:table-cell office:value-type="float" office:value="262056" calcext:value-type="float">
            <text:p>262056</text:p>
          </table:table-cell>
          <table:table-cell office:value-type="float" office:value="65220" calcext:value-type="float">
            <text:p>65220</text:p>
          </table:table-cell>
          <table:table-cell office:value-type="float" office:value="27308" calcext:value-type="float">
            <text:p>27308</text:p>
          </table:table-cell>
          <table:table-cell office:value-type="float" office:value="237744" calcext:value-type="float">
            <text:p>237744</text:p>
          </table:table-cell>
          <table:table-cell office:value-type="float" office:value="269278" calcext:value-type="float">
            <text:p>269278</text:p>
          </table:table-cell>
          <table:table-cell office:value-type="float" office:value="178233" calcext:value-type="float">
            <text:p>178233</text:p>
          </table:table-cell>
          <table:table-cell office:value-type="float" office:value="26398" calcext:value-type="float">
            <text:p>26398</text:p>
          </table:table-cell>
          <table:table-cell office:value-type="float" office:value="329762" calcext:value-type="float">
            <text:p>329762</text:p>
          </table:table-cell>
          <table:table-cell office:value-type="float" office:value="394668" calcext:value-type="float">
            <text:p>394668</text:p>
          </table:table-cell>
          <table:table-cell office:value-type="float" office:value="116356" calcext:value-type="float">
            <text:p>116356</text:p>
          </table:table-cell>
          <table:table-cell office:value-type="float" office:value="22044" calcext:value-type="float">
            <text:p>22044</text:p>
          </table:table-cell>
          <table:table-cell office:value-type="string" calcext:value-type="string">
            <text:p>n2c3-6</text:p>
          </table:table-cell>
          <table:table-cell office:value-type="float" office:value="4103" calcext:value-type="float">
            <text:p>4103</text:p>
          </table:table-cell>
          <table:table-cell office:value-type="float" office:value="5469" calcext:value-type="float">
            <text:p>5469</text:p>
          </table:table-cell>
          <table:table-cell office:value-type="float" office:value="19968" calcext:value-type="float">
            <text:p>19968</text:p>
          </table:table-cell>
          <table:table-cell office:value-type="float" office:value="148299" calcext:value-type="float">
            <text:p>148299</text:p>
          </table:table-cell>
          <table:table-cell office:value-type="float" office:value="2463" calcext:value-type="float">
            <text:p>2463</text:p>
          </table:table-cell>
          <table:table-cell office:value-type="float" office:value="4925" calcext:value-type="float">
            <text:p>4925</text:p>
          </table:table-cell>
          <table:table-cell office:value-type="float" office:value="63753" calcext:value-type="float">
            <text:p>63753</text:p>
          </table:table-cell>
          <table:table-cell office:value-type="float" office:value="100969" calcext:value-type="float">
            <text:p>100969</text:p>
          </table:table-cell>
          <table:table-cell office:value-type="float" office:value="4105" calcext:value-type="float">
            <text:p>4105</text:p>
          </table:table-cell>
          <table:table-cell office:value-type="float" office:value="3010" calcext:value-type="float">
            <text:p>3010</text:p>
          </table:table-cell>
          <table:table-cell office:value-type="float" office:value="58282" calcext:value-type="float">
            <text:p>58282</text:p>
          </table:table-cell>
          <table:table-cell office:value-type="float" office:value="39404" calcext:value-type="float">
            <text:p>39404</text:p>
          </table:table-cell>
        </table:table-row>
        <table:table-row table:style-name="ro1">
          <table:table-cell/>
          <table:table-cell office:value-type="string" calcext:value-type="string">
            <text:p>mock</text:p>
          </table:table-cell>
          <table:table-cell office:value-type="float" office:value="192375" calcext:value-type="float">
            <text:p>192375</text:p>
          </table:table-cell>
          <table:table-cell office:value-type="float" office:value="224647" calcext:value-type="float">
            <text:p>224647</text:p>
          </table:table-cell>
          <table:table-cell office:value-type="float" office:value="87289" calcext:value-type="float">
            <text:p>87289</text:p>
          </table:table-cell>
          <table:table-cell office:value-type="float" office:value="20632" calcext:value-type="float">
            <text:p>20632</text:p>
          </table:table-cell>
          <table:table-cell office:value-type="float" office:value="215913" calcext:value-type="float">
            <text:p>215913</text:p>
          </table:table-cell>
          <table:table-cell office:value-type="float" office:value="231102" calcext:value-type="float">
            <text:p>231102</text:p>
          </table:table-cell>
          <table:table-cell office:value-type="float" office:value="179921" calcext:value-type="float">
            <text:p>179921</text:p>
          </table:table-cell>
          <table:table-cell office:value-type="float" office:value="21894" calcext:value-type="float">
            <text:p>21894</text:p>
          </table:table-cell>
          <table:table-cell office:value-type="float" office:value="192103" calcext:value-type="float">
            <text:p>192103</text:p>
          </table:table-cell>
          <table:table-cell office:value-type="float" office:value="120173" calcext:value-type="float">
            <text:p>120173</text:p>
          </table:table-cell>
          <table:table-cell office:value-type="float" office:value="454910" calcext:value-type="float">
            <text:p>454910</text:p>
          </table:table-cell>
          <table:table-cell office:value-type="float" office:value="19720" calcext:value-type="float">
            <text:p>19720</text:p>
          </table:table-cell>
          <table:table-cell office:value-type="string" calcext:value-type="string">
            <text:p>mock</text:p>
          </table:table-cell>
          <table:table-cell office:value-type="float" office:value="1643" calcext:value-type="float">
            <text:p>1643</text:p>
          </table:table-cell>
          <table:table-cell office:value-type="float" office:value="2464" calcext:value-type="float">
            <text:p>2464</text:p>
          </table:table-cell>
          <table:table-cell office:value-type="float" office:value="1643" calcext:value-type="float">
            <text:p>1643</text:p>
          </table:table-cell>
          <table:table-cell office:value-type="float" office:value="3833" calcext:value-type="float">
            <text:p>3833</text:p>
          </table:table-cell>
          <table:table-cell office:value-type="float" office:value="2738" calcext:value-type="float">
            <text:p>2738</text:p>
          </table:table-cell>
          <table:table-cell office:value-type="float" office:value="1369" calcext:value-type="float">
            <text:p>1369</text:p>
          </table:table-cell>
          <table:table-cell office:value-type="float" office:value="3833" calcext:value-type="float">
            <text:p>3833</text:p>
          </table:table-cell>
          <table:table-cell table:number-columns-repeated="2" office:value-type="float" office:value="2738" calcext:value-type="float">
            <text:p>2738</text:p>
          </table:table-cell>
          <table:table-cell office:value-type="float" office:value="2737" calcext:value-type="float">
            <text:p>2737</text:p>
          </table:table-cell>
          <table:table-cell office:value-type="float" office:value="2189" calcext:value-type="float">
            <text:p>2189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/>
          <table:table-cell table:style-name="ce2" table:number-columns-repeated="26"/>
        </table:table-row>
        <table:table-row table:style-name="ro2">
          <table:table-cell table:style-name="ce1" office:value-type="string" calcext:value-type="string">
            <text:p>B N- crim W-neon</text:p>
          </table:table-cell>
          <table:table-cell table:style-name="ce2"/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table:style-name="ce2"/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</table:table-row>
        <table:table-row table:style-name="ro1">
          <table:table-cell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n2c3-2</text:p>
          </table:table-cell>
          <table:table-cell office:value-type="float" office:value="55228" calcext:value-type="float">
            <text:p>55228</text:p>
          </table:table-cell>
          <table:table-cell office:value-type="float" office:value="18517" calcext:value-type="float">
            <text:p>18517</text:p>
          </table:table-cell>
          <table:table-cell office:value-type="float" office:value="22087" calcext:value-type="float">
            <text:p>22087</text:p>
          </table:table-cell>
          <table:table-cell office:value-type="float" office:value="23975" calcext:value-type="float">
            <text:p>23975</text:p>
          </table:table-cell>
          <table:table-cell office:value-type="float" office:value="77128" calcext:value-type="float">
            <text:p>77128</text:p>
          </table:table-cell>
          <table:table-cell office:value-type="float" office:value="25371" calcext:value-type="float">
            <text:p>25371</text:p>
          </table:table-cell>
          <table:table-cell office:value-type="float" office:value="26005" calcext:value-type="float">
            <text:p>26005</text:p>
          </table:table-cell>
          <table:table-cell office:value-type="float" office:value="20735" calcext:value-type="float">
            <text:p>20735</text:p>
          </table:table-cell>
          <table:table-cell office:value-type="float" office:value="106076" calcext:value-type="float">
            <text:p>106076</text:p>
          </table:table-cell>
          <table:table-cell office:value-type="float" office:value="20873" calcext:value-type="float">
            <text:p>20873</text:p>
          </table:table-cell>
          <table:table-cell office:value-type="float" office:value="23262" calcext:value-type="float">
            <text:p>23262</text:p>
          </table:table-cell>
          <table:table-cell office:value-type="float" office:value="22212" calcext:value-type="float">
            <text:p>22212</text:p>
          </table:table-cell>
          <table:table-cell office:value-type="string" calcext:value-type="string">
            <text:p>n2c3-2</text:p>
          </table:table-cell>
          <table:table-cell office:value-type="float" office:value="160190" calcext:value-type="float">
            <text:p>160190</text:p>
          </table:table-cell>
          <table:table-cell office:value-type="float" office:value="117963" calcext:value-type="float">
            <text:p>117963</text:p>
          </table:table-cell>
          <table:table-cell office:value-type="float" office:value="175691" calcext:value-type="float">
            <text:p>175691</text:p>
          </table:table-cell>
          <table:table-cell office:value-type="float" office:value="187182" calcext:value-type="float">
            <text:p>187182</text:p>
          </table:table-cell>
          <table:table-cell office:value-type="float" office:value="233352" calcext:value-type="float">
            <text:p>233352</text:p>
          </table:table-cell>
          <table:table-cell office:value-type="float" office:value="182771" calcext:value-type="float">
            <text:p>182771</text:p>
          </table:table-cell>
          <table:table-cell office:value-type="float" office:value="222846" calcext:value-type="float">
            <text:p>222846</text:p>
          </table:table-cell>
          <table:table-cell office:value-type="float" office:value="167534" calcext:value-type="float">
            <text:p>167534</text:p>
          </table:table-cell>
          <table:table-cell office:value-type="float" office:value="180204" calcext:value-type="float">
            <text:p>180204</text:p>
          </table:table-cell>
          <table:table-cell office:value-type="float" office:value="94092" calcext:value-type="float">
            <text:p>94092</text:p>
          </table:table-cell>
          <table:table-cell office:value-type="float" office:value="175609" calcext:value-type="float">
            <text:p>175609</text:p>
          </table:table-cell>
          <table:table-cell office:value-type="float" office:value="169023" calcext:value-type="float">
            <text:p>169023</text:p>
          </table:table-cell>
        </table:table-row>
        <table:table-row table:style-name="ro1">
          <table:table-cell/>
          <table:table-cell office:value-type="string" calcext:value-type="string">
            <text:p>n2c3-4</text:p>
          </table:table-cell>
          <table:table-cell office:value-type="float" office:value="583453" calcext:value-type="float">
            <text:p>583453</text:p>
          </table:table-cell>
          <table:table-cell office:value-type="float" office:value="88320" calcext:value-type="float">
            <text:p>88320</text:p>
          </table:table-cell>
          <table:table-cell office:value-type="float" office:value="32468" calcext:value-type="float">
            <text:p>32468</text:p>
          </table:table-cell>
          <table:table-cell office:value-type="float" office:value="28741" calcext:value-type="float">
            <text:p>28741</text:p>
          </table:table-cell>
          <table:table-cell office:value-type="float" office:value="688499" calcext:value-type="float">
            <text:p>688499</text:p>
          </table:table-cell>
          <table:table-cell office:value-type="float" office:value="130631" calcext:value-type="float">
            <text:p>130631</text:p>
          </table:table-cell>
          <table:table-cell office:value-type="float" office:value="27748" calcext:value-type="float">
            <text:p>27748</text:p>
          </table:table-cell>
          <table:table-cell office:value-type="float" office:value="30356" calcext:value-type="float">
            <text:p>30356</text:p>
          </table:table-cell>
          <table:table-cell office:value-type="float" office:value="405588" calcext:value-type="float">
            <text:p>405588</text:p>
          </table:table-cell>
          <table:table-cell office:value-type="float" office:value="105629" calcext:value-type="float">
            <text:p>105629</text:p>
          </table:table-cell>
          <table:table-cell office:value-type="float" office:value="29577" calcext:value-type="float">
            <text:p>29577</text:p>
          </table:table-cell>
          <table:table-cell office:value-type="float" office:value="23608" calcext:value-type="float">
            <text:p>23608</text:p>
          </table:table-cell>
          <table:table-cell office:value-type="string" calcext:value-type="string">
            <text:p>n2c3-4</text:p>
          </table:table-cell>
          <table:table-cell office:value-type="float" office:value="4667" calcext:value-type="float">
            <text:p>4667</text:p>
          </table:table-cell>
          <table:table-cell office:value-type="float" office:value="158150" calcext:value-type="float">
            <text:p>158150</text:p>
          </table:table-cell>
          <table:table-cell office:value-type="float" office:value="278390" calcext:value-type="float">
            <text:p>278390</text:p>
          </table:table-cell>
          <table:table-cell office:value-type="float" office:value="214643" calcext:value-type="float">
            <text:p>214643</text:p>
          </table:table-cell>
          <table:table-cell office:value-type="float" office:value="7959" calcext:value-type="float">
            <text:p>7959</text:p>
          </table:table-cell>
          <table:table-cell office:value-type="float" office:value="80984" calcext:value-type="float">
            <text:p>80984</text:p>
          </table:table-cell>
          <table:table-cell office:value-type="float" office:value="186131" calcext:value-type="float">
            <text:p>186131</text:p>
          </table:table-cell>
          <table:table-cell office:value-type="float" office:value="198731" calcext:value-type="float">
            <text:p>198731</text:p>
          </table:table-cell>
          <table:table-cell office:value-type="float" office:value="7684" calcext:value-type="float">
            <text:p>7684</text:p>
          </table:table-cell>
          <table:table-cell office:value-type="float" office:value="148999" calcext:value-type="float">
            <text:p>148999</text:p>
          </table:table-cell>
          <table:table-cell office:value-type="float" office:value="193166" calcext:value-type="float">
            <text:p>193166</text:p>
          </table:table-cell>
          <table:table-cell office:value-type="float" office:value="158252" calcext:value-type="float">
            <text:p>158252</text:p>
          </table:table-cell>
        </table:table-row>
        <table:table-row table:style-name="ro1">
          <table:table-cell/>
          <table:table-cell office:value-type="string" calcext:value-type="string">
            <text:p>n2c3-6</text:p>
          </table:table-cell>
          <table:table-cell office:value-type="float" office:value="536634" calcext:value-type="float">
            <text:p>536634</text:p>
          </table:table-cell>
          <table:table-cell office:value-type="float" office:value="518485" calcext:value-type="float">
            <text:p>518485</text:p>
          </table:table-cell>
          <table:table-cell office:value-type="float" office:value="173976" calcext:value-type="float">
            <text:p>173976</text:p>
          </table:table-cell>
          <table:table-cell office:value-type="float" office:value="26991" calcext:value-type="float">
            <text:p>26991</text:p>
          </table:table-cell>
          <table:table-cell office:value-type="float" office:value="664986" calcext:value-type="float">
            <text:p>664986</text:p>
          </table:table-cell>
          <table:table-cell office:value-type="float" office:value="445874" calcext:value-type="float">
            <text:p>445874</text:p>
          </table:table-cell>
          <table:table-cell office:value-type="float" office:value="228391" calcext:value-type="float">
            <text:p>228391</text:p>
          </table:table-cell>
          <table:table-cell office:value-type="float" office:value="28678" calcext:value-type="float">
            <text:p>28678</text:p>
          </table:table-cell>
          <table:table-cell office:value-type="float" office:value="488589" calcext:value-type="float">
            <text:p>488589</text:p>
          </table:table-cell>
          <table:table-cell office:value-type="float" office:value="518273" calcext:value-type="float">
            <text:p>518273</text:p>
          </table:table-cell>
          <table:table-cell office:value-type="float" office:value="116010" calcext:value-type="float">
            <text:p>116010</text:p>
          </table:table-cell>
          <table:table-cell office:value-type="float" office:value="20105" calcext:value-type="float">
            <text:p>20105</text:p>
          </table:table-cell>
          <table:table-cell office:value-type="string" calcext:value-type="string">
            <text:p>n2c3-6</text:p>
          </table:table-cell>
          <table:table-cell office:value-type="float" office:value="2743" calcext:value-type="float">
            <text:p>2743</text:p>
          </table:table-cell>
          <table:table-cell office:value-type="float" office:value="2468" calcext:value-type="float">
            <text:p>2468</text:p>
          </table:table-cell>
          <table:table-cell office:value-type="float" office:value="109481" calcext:value-type="float">
            <text:p>109481</text:p>
          </table:table-cell>
          <table:table-cell office:value-type="float" office:value="122953" calcext:value-type="float">
            <text:p>122953</text:p>
          </table:table-cell>
          <table:table-cell office:value-type="float" office:value="3293" calcext:value-type="float">
            <text:p>3293</text:p>
          </table:table-cell>
          <table:table-cell office:value-type="float" office:value="4116" calcext:value-type="float">
            <text:p>4116</text:p>
          </table:table-cell>
          <table:table-cell office:value-type="float" office:value="51599" calcext:value-type="float">
            <text:p>51599</text:p>
          </table:table-cell>
          <table:table-cell office:value-type="float" office:value="161398" calcext:value-type="float">
            <text:p>161398</text:p>
          </table:table-cell>
          <table:table-cell office:value-type="float" office:value="4392" calcext:value-type="float">
            <text:p>4392</text:p>
          </table:table-cell>
          <table:table-cell office:value-type="float" office:value="4118" calcext:value-type="float">
            <text:p>4118</text:p>
          </table:table-cell>
          <table:table-cell office:value-type="float" office:value="66158" calcext:value-type="float">
            <text:p>66158</text:p>
          </table:table-cell>
          <table:table-cell office:value-type="float" office:value="79888" calcext:value-type="float">
            <text:p>79888</text:p>
          </table:table-cell>
        </table:table-row>
        <table:table-row table:style-name="ro1">
          <table:table-cell/>
          <table:table-cell office:value-type="string" calcext:value-type="string">
            <text:p>mock</text:p>
          </table:table-cell>
          <table:table-cell office:value-type="float" office:value="476213" calcext:value-type="float">
            <text:p>476213</text:p>
          </table:table-cell>
          <table:table-cell office:value-type="float" office:value="463994" calcext:value-type="float">
            <text:p>463994</text:p>
          </table:table-cell>
          <table:table-cell office:value-type="float" office:value="385356" calcext:value-type="float">
            <text:p>385356</text:p>
          </table:table-cell>
          <table:table-cell office:value-type="float" office:value="19191" calcext:value-type="float">
            <text:p>19191</text:p>
          </table:table-cell>
          <table:table-cell office:value-type="float" office:value="686115" calcext:value-type="float">
            <text:p>686115</text:p>
          </table:table-cell>
          <table:table-cell office:value-type="float" office:value="492951" calcext:value-type="float">
            <text:p>492951</text:p>
          </table:table-cell>
          <table:table-cell office:value-type="float" office:value="585683" calcext:value-type="float">
            <text:p>585683</text:p>
          </table:table-cell>
          <table:table-cell office:value-type="float" office:value="22003" calcext:value-type="float">
            <text:p>22003</text:p>
          </table:table-cell>
          <table:table-cell office:value-type="float" office:value="893529" calcext:value-type="float">
            <text:p>893529</text:p>
          </table:table-cell>
          <table:table-cell office:value-type="float" office:value="387643" calcext:value-type="float">
            <text:p>387643</text:p>
          </table:table-cell>
          <table:table-cell office:value-type="float" office:value="418341" calcext:value-type="float">
            <text:p>418341</text:p>
          </table:table-cell>
          <table:table-cell office:value-type="float" office:value="20102" calcext:value-type="float">
            <text:p>20102</text:p>
          </table:table-cell>
          <table:table-cell office:value-type="string" calcext:value-type="string">
            <text:p>mock</text:p>
          </table:table-cell>
          <table:table-cell office:value-type="float" office:value="3845" calcext:value-type="float">
            <text:p>3845</text:p>
          </table:table-cell>
          <table:table-cell office:value-type="float" office:value="2197" calcext:value-type="float">
            <text:p>2197</text:p>
          </table:table-cell>
          <table:table-cell office:value-type="float" office:value="3845" calcext:value-type="float">
            <text:p>3845</text:p>
          </table:table-cell>
          <table:table-cell table:number-columns-repeated="2" office:value-type="float" office:value="2746" calcext:value-type="float">
            <text:p>2746</text:p>
          </table:table-cell>
          <table:table-cell office:value-type="float" office:value="3296" calcext:value-type="float">
            <text:p>3296</text:p>
          </table:table-cell>
          <table:table-cell office:value-type="float" office:value="4944" calcext:value-type="float">
            <text:p>4944</text:p>
          </table:table-cell>
          <table:table-cell office:value-type="float" office:value="3295" calcext:value-type="float">
            <text:p>3295</text:p>
          </table:table-cell>
          <table:table-cell office:value-type="float" office:value="4942" calcext:value-type="float">
            <text:p>4942</text:p>
          </table:table-cell>
          <table:table-cell office:value-type="float" office:value="3295" calcext:value-type="float">
            <text:p>3295</text:p>
          </table:table-cell>
          <table:table-cell office:value-type="float" office:value="1373" calcext:value-type="float">
            <text:p>1373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/>
          <table:table-cell office:value-type="string" calcext:value-type="string">
            <text:p>n2c3-2</text:p>
          </table:table-cell>
          <table:table-cell office:value-type="float" office:value="126788" calcext:value-type="float">
            <text:p>126788</text:p>
          </table:table-cell>
          <table:table-cell office:value-type="float" office:value="34259" calcext:value-type="float">
            <text:p>34259</text:p>
          </table:table-cell>
          <table:table-cell office:value-type="float" office:value="26523" calcext:value-type="float">
            <text:p>26523</text:p>
          </table:table-cell>
          <table:table-cell office:value-type="float" office:value="27710" calcext:value-type="float">
            <text:p>27710</text:p>
          </table:table-cell>
          <table:table-cell office:value-type="float" office:value="141045" calcext:value-type="float">
            <text:p>141045</text:p>
          </table:table-cell>
          <table:table-cell office:value-type="float" office:value="31933" calcext:value-type="float">
            <text:p>31933</text:p>
          </table:table-cell>
          <table:table-cell office:value-type="float" office:value="26865" calcext:value-type="float">
            <text:p>26865</text:p>
          </table:table-cell>
          <table:table-cell office:value-type="float" office:value="30526" calcext:value-type="float">
            <text:p>30526</text:p>
          </table:table-cell>
          <table:table-cell office:value-type="float" office:value="258121" calcext:value-type="float">
            <text:p>258121</text:p>
          </table:table-cell>
          <table:table-cell office:value-type="float" office:value="28210" calcext:value-type="float">
            <text:p>28210</text:p>
          </table:table-cell>
          <table:table-cell office:value-type="float" office:value="28768" calcext:value-type="float">
            <text:p>28768</text:p>
          </table:table-cell>
          <table:table-cell office:value-type="float" office:value="24760" calcext:value-type="float">
            <text:p>24760</text:p>
          </table:table-cell>
          <table:table-cell office:value-type="string" calcext:value-type="string">
            <text:p>n2c3-2</text:p>
          </table:table-cell>
          <table:table-cell office:value-type="float" office:value="201119" calcext:value-type="float">
            <text:p>201119</text:p>
          </table:table-cell>
          <table:table-cell office:value-type="float" office:value="320041" calcext:value-type="float">
            <text:p>320041</text:p>
          </table:table-cell>
          <table:table-cell office:value-type="float" office:value="181733" calcext:value-type="float">
            <text:p>181733</text:p>
          </table:table-cell>
          <table:table-cell office:value-type="float" office:value="204281" calcext:value-type="float">
            <text:p>204281</text:p>
          </table:table-cell>
          <table:table-cell office:value-type="float" office:value="252091" calcext:value-type="float">
            <text:p>252091</text:p>
          </table:table-cell>
          <table:table-cell office:value-type="float" office:value="277064" calcext:value-type="float">
            <text:p>277064</text:p>
          </table:table-cell>
          <table:table-cell office:value-type="float" office:value="166940" calcext:value-type="float">
            <text:p>166940</text:p>
          </table:table-cell>
          <table:table-cell office:value-type="float" office:value="197719" calcext:value-type="float">
            <text:p>197719</text:p>
          </table:table-cell>
          <table:table-cell office:value-type="float" office:value="115338" calcext:value-type="float">
            <text:p>115338</text:p>
          </table:table-cell>
          <table:table-cell office:value-type="float" office:value="158455" calcext:value-type="float">
            <text:p>158455</text:p>
          </table:table-cell>
          <table:table-cell office:value-type="float" office:value="178229" calcext:value-type="float">
            <text:p>178229</text:p>
          </table:table-cell>
          <table:table-cell office:value-type="float" office:value="134016" calcext:value-type="float">
            <text:p>134016</text:p>
          </table:table-cell>
        </table:table-row>
        <table:table-row table:style-name="ro1">
          <table:table-cell/>
          <table:table-cell office:value-type="string" calcext:value-type="string">
            <text:p>n2c3-4</text:p>
          </table:table-cell>
          <table:table-cell office:value-type="float" office:value="486787" calcext:value-type="float">
            <text:p>486787</text:p>
          </table:table-cell>
          <table:table-cell office:value-type="float" office:value="141273" calcext:value-type="float">
            <text:p>141273</text:p>
          </table:table-cell>
          <table:table-cell office:value-type="float" office:value="29871" calcext:value-type="float">
            <text:p>29871</text:p>
          </table:table-cell>
          <table:table-cell office:value-type="float" office:value="27923" calcext:value-type="float">
            <text:p>27923</text:p>
          </table:table-cell>
          <table:table-cell office:value-type="float" office:value="732089" calcext:value-type="float">
            <text:p>732089</text:p>
          </table:table-cell>
          <table:table-cell office:value-type="float" office:value="164616" calcext:value-type="float">
            <text:p>164616</text:p>
          </table:table-cell>
          <table:table-cell office:value-type="float" office:value="37055" calcext:value-type="float">
            <text:p>37055</text:p>
          </table:table-cell>
          <table:table-cell office:value-type="float" office:value="30872" calcext:value-type="float">
            <text:p>30872</text:p>
          </table:table-cell>
          <table:table-cell office:value-type="float" office:value="691340" calcext:value-type="float">
            <text:p>691340</text:p>
          </table:table-cell>
          <table:table-cell office:value-type="float" office:value="562003" calcext:value-type="float">
            <text:p>562003</text:p>
          </table:table-cell>
          <table:table-cell office:value-type="float" office:value="27633" calcext:value-type="float">
            <text:p>2763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n2c3-4</text:p>
          </table:table-cell>
          <table:table-cell office:value-type="float" office:value="3022" calcext:value-type="float">
            <text:p>3022</text:p>
          </table:table-cell>
          <table:table-cell office:value-type="float" office:value="187410" calcext:value-type="float">
            <text:p>187410</text:p>
          </table:table-cell>
          <table:table-cell office:value-type="float" office:value="191266" calcext:value-type="float">
            <text:p>191266</text:p>
          </table:table-cell>
          <table:table-cell office:value-type="float" office:value="219532" calcext:value-type="float">
            <text:p>219532</text:p>
          </table:table-cell>
          <table:table-cell office:value-type="float" office:value="4945" calcext:value-type="float">
            <text:p>4945</text:p>
          </table:table-cell>
          <table:table-cell office:value-type="float" office:value="137103" calcext:value-type="float">
            <text:p>137103</text:p>
          </table:table-cell>
          <table:table-cell office:value-type="float" office:value="256091" calcext:value-type="float">
            <text:p>256091</text:p>
          </table:table-cell>
          <table:table-cell office:value-type="float" office:value="213217" calcext:value-type="float">
            <text:p>213217</text:p>
          </table:table-cell>
          <table:table-cell office:value-type="float" office:value="6867" calcext:value-type="float">
            <text:p>6867</text:p>
          </table:table-cell>
          <table:table-cell office:value-type="float" office:value="89274" calcext:value-type="float">
            <text:p>89274</text:p>
          </table:table-cell>
          <table:table-cell office:value-type="float" office:value="158207" calcext:value-type="float">
            <text:p>158207</text:p>
          </table:table-cell>
          <table:table-cell office:value-type="float" office:value="186374" calcext:value-type="float">
            <text:p>186374</text:p>
          </table:table-cell>
        </table:table-row>
        <table:table-row table:style-name="ro1">
          <table:table-cell/>
          <table:table-cell office:value-type="string" calcext:value-type="string">
            <text:p>n2c3-6</text:p>
          </table:table-cell>
          <table:table-cell office:value-type="float" office:value="418007" calcext:value-type="float">
            <text:p>418007</text:p>
          </table:table-cell>
          <table:table-cell office:value-type="float" office:value="527742" calcext:value-type="float">
            <text:p>527742</text:p>
          </table:table-cell>
          <table:table-cell office:value-type="float" office:value="281530" calcext:value-type="float">
            <text:p>281530</text:p>
          </table:table-cell>
          <table:table-cell office:value-type="float" office:value="32423" calcext:value-type="float">
            <text:p>32423</text:p>
          </table:table-cell>
          <table:table-cell office:value-type="float" office:value="516111" calcext:value-type="float">
            <text:p>516111</text:p>
          </table:table-cell>
          <table:table-cell office:value-type="float" office:value="553874" calcext:value-type="float">
            <text:p>553874</text:p>
          </table:table-cell>
          <table:table-cell office:value-type="float" office:value="90670" calcext:value-type="float">
            <text:p>90670</text:p>
          </table:table-cell>
          <table:table-cell office:value-type="float" office:value="27996" calcext:value-type="float">
            <text:p>27996</text:p>
          </table:table-cell>
          <table:table-cell office:value-type="float" office:value="445814" calcext:value-type="float">
            <text:p>445814</text:p>
          </table:table-cell>
          <table:table-cell office:value-type="float" office:value="748857" calcext:value-type="float">
            <text:p>748857</text:p>
          </table:table-cell>
          <table:table-cell office:value-type="float" office:value="209329" calcext:value-type="float">
            <text:p>209329</text:p>
          </table:table-cell>
          <table:table-cell office:value-type="float" office:value="20184" calcext:value-type="float">
            <text:p>20184</text:p>
          </table:table-cell>
          <table:table-cell office:value-type="string" calcext:value-type="string">
            <text:p>n2c3-6</text:p>
          </table:table-cell>
          <table:table-cell office:value-type="float" office:value="549" calcext:value-type="float">
            <text:p>549</text:p>
          </table:table-cell>
          <table:table-cell office:value-type="float" office:value="3843" calcext:value-type="float">
            <text:p>3843</text:p>
          </table:table-cell>
          <table:table-cell office:value-type="float" office:value="88425" calcext:value-type="float">
            <text:p>88425</text:p>
          </table:table-cell>
          <table:table-cell office:value-type="float" office:value="278779" calcext:value-type="float">
            <text:p>278779</text:p>
          </table:table-cell>
          <table:table-cell office:value-type="float" office:value="3296" calcext:value-type="float">
            <text:p>3296</text:p>
          </table:table-cell>
          <table:table-cell office:value-type="float" office:value="3021" calcext:value-type="float">
            <text:p>3021</text:p>
          </table:table-cell>
          <table:table-cell office:value-type="float" office:value="50263" calcext:value-type="float">
            <text:p>50263</text:p>
          </table:table-cell>
          <table:table-cell office:value-type="float" office:value="212600" calcext:value-type="float">
            <text:p>212600</text:p>
          </table:table-cell>
          <table:table-cell office:value-type="float" office:value="3571" calcext:value-type="float">
            <text:p>3571</text:p>
          </table:table-cell>
          <table:table-cell office:value-type="float" office:value="3297" calcext:value-type="float">
            <text:p>3297</text:p>
          </table:table-cell>
          <table:table-cell office:value-type="float" office:value="53565" calcext:value-type="float">
            <text:p>53565</text:p>
          </table:table-cell>
          <table:table-cell office:value-type="float" office:value="85158" calcext:value-type="float">
            <text:p>85158</text:p>
          </table:table-cell>
        </table:table-row>
        <table:table-row table:style-name="ro1">
          <table:table-cell/>
          <table:table-cell office:value-type="string" calcext:value-type="string">
            <text:p>mock</text:p>
          </table:table-cell>
          <table:table-cell office:value-type="float" office:value="485394" calcext:value-type="float">
            <text:p>485394</text:p>
          </table:table-cell>
          <table:table-cell office:value-type="float" office:value="335078" calcext:value-type="float">
            <text:p>335078</text:p>
          </table:table-cell>
          <table:table-cell office:value-type="float" office:value="379141" calcext:value-type="float">
            <text:p>379141</text:p>
          </table:table-cell>
          <table:table-cell office:value-type="float" office:value="20674" calcext:value-type="float">
            <text:p>20674</text:p>
          </table:table-cell>
          <table:table-cell office:value-type="float" office:value="598919" calcext:value-type="float">
            <text:p>598919</text:p>
          </table:table-cell>
          <table:table-cell office:value-type="float" office:value="428717" calcext:value-type="float">
            <text:p>428717</text:p>
          </table:table-cell>
          <table:table-cell office:value-type="float" office:value="446946" calcext:value-type="float">
            <text:p>446946</text:p>
          </table:table-cell>
          <table:table-cell office:value-type="float" office:value="18985" calcext:value-type="float">
            <text:p>18985</text:p>
          </table:table-cell>
          <table:table-cell office:value-type="float" office:value="276967" calcext:value-type="float">
            <text:p>276967</text:p>
          </table:table-cell>
          <table:table-cell office:value-type="float" office:value="452465" calcext:value-type="float">
            <text:p>452465</text:p>
          </table:table-cell>
          <table:table-cell office:value-type="float" office:value="757342" calcext:value-type="float">
            <text:p>757342</text:p>
          </table:table-cell>
          <table:table-cell office:value-type="float" office:value="19056" calcext:value-type="float">
            <text:p>19056</text:p>
          </table:table-cell>
          <table:table-cell office:value-type="string" calcext:value-type="string">
            <text:p>mock</text:p>
          </table:table-cell>
          <table:table-cell office:value-type="float" office:value="1924" calcext:value-type="float">
            <text:p>1924</text:p>
          </table:table-cell>
          <table:table-cell office:value-type="float" office:value="2199" calcext:value-type="float">
            <text:p>2199</text:p>
          </table:table-cell>
          <table:table-cell office:value-type="float" office:value="3848" calcext:value-type="float">
            <text:p>3848</text:p>
          </table:table-cell>
          <table:table-cell office:value-type="float" office:value="4122" calcext:value-type="float">
            <text:p>4122</text:p>
          </table:table-cell>
          <table:table-cell office:value-type="float" office:value="3847" calcext:value-type="float">
            <text:p>3847</text:p>
          </table:table-cell>
          <table:table-cell office:value-type="float" office:value="3573" calcext:value-type="float">
            <text:p>3573</text:p>
          </table:table-cell>
          <table:table-cell office:value-type="float" office:value="2473" calcext:value-type="float">
            <text:p>2473</text:p>
          </table:table-cell>
          <table:table-cell office:value-type="float" office:value="3298" calcext:value-type="float">
            <text:p>3298</text:p>
          </table:table-cell>
          <table:table-cell office:value-type="float" office:value="1649" calcext:value-type="float">
            <text:p>1649</text:p>
          </table:table-cell>
          <table:table-cell office:value-type="float" office:value="3297" calcext:value-type="float">
            <text:p>3297</text:p>
          </table:table-cell>
          <table:table-cell office:value-type="float" office:value="2748" calcext:value-type="float">
            <text:p>2748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/>
          <table:table-cell table:style-name="ce2" table:number-columns-repeated="26"/>
        </table:table-row>
        <table:table-row table:style-name="ro2">
          <table:table-cell table:style-name="ce1" office:value-type="string" calcext:value-type="string">
            <text:p>A N-neon W-crim </text:p>
          </table:table-cell>
          <table:table-cell table:style-name="ce2"/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table:style-name="ce2"/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</table:table-row>
        <table:table-row table:style-name="ro1">
          <table:table-cell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n2c3-2</text:p>
          </table:table-cell>
          <table:table-cell office:value-type="float" office:value="52125" calcext:value-type="float">
            <text:p>52125</text:p>
          </table:table-cell>
          <table:table-cell office:value-type="float" office:value="150856" calcext:value-type="float">
            <text:p>150856</text:p>
          </table:table-cell>
          <table:table-cell office:value-type="float" office:value="119546" calcext:value-type="float">
            <text:p>119546</text:p>
          </table:table-cell>
          <table:table-cell office:value-type="float" office:value="230502" calcext:value-type="float">
            <text:p>230502</text:p>
          </table:table-cell>
          <table:table-cell office:value-type="float" office:value="131028" calcext:value-type="float">
            <text:p>131028</text:p>
          </table:table-cell>
          <table:table-cell office:value-type="float" office:value="151778" calcext:value-type="float">
            <text:p>151778</text:p>
          </table:table-cell>
          <table:table-cell office:value-type="float" office:value="379900" calcext:value-type="float">
            <text:p>379900</text:p>
          </table:table-cell>
          <table:table-cell office:value-type="float" office:value="183454" calcext:value-type="float">
            <text:p>183454</text:p>
          </table:table-cell>
          <table:table-cell office:value-type="float" office:value="92621" calcext:value-type="float">
            <text:p>92621</text:p>
          </table:table-cell>
          <table:table-cell office:value-type="float" office:value="153855" calcext:value-type="float">
            <text:p>153855</text:p>
          </table:table-cell>
          <table:table-cell office:value-type="float" office:value="142913" calcext:value-type="float">
            <text:p>142913</text:p>
          </table:table-cell>
          <table:table-cell office:value-type="float" office:value="129608" calcext:value-type="float">
            <text:p>129608</text:p>
          </table:table-cell>
          <table:table-cell office:value-type="string" calcext:value-type="string">
            <text:p>n2c3-2</text:p>
          </table:table-cell>
          <table:table-cell office:value-type="float" office:value="26243" calcext:value-type="float">
            <text:p>26243</text:p>
          </table:table-cell>
          <table:table-cell office:value-type="float" office:value="2309" calcext:value-type="float">
            <text:p>2309</text:p>
          </table:table-cell>
          <table:table-cell office:value-type="float" office:value="1801" calcext:value-type="float">
            <text:p>1801</text:p>
          </table:table-cell>
          <table:table-cell office:value-type="float" office:value="2062" calcext:value-type="float">
            <text:p>2062</text:p>
          </table:table-cell>
          <table:table-cell office:value-type="float" office:value="33273" calcext:value-type="float">
            <text:p>33273</text:p>
          </table:table-cell>
          <table:table-cell office:value-type="float" office:value="2839" calcext:value-type="float">
            <text:p>2839</text:p>
          </table:table-cell>
          <table:table-cell office:value-type="float" office:value="2840" calcext:value-type="float">
            <text:p>2840</text:p>
          </table:table-cell>
          <table:table-cell office:value-type="float" office:value="3615" calcext:value-type="float">
            <text:p>3615</text:p>
          </table:table-cell>
          <table:table-cell office:value-type="float" office:value="38487" calcext:value-type="float">
            <text:p>38487</text:p>
          </table:table-cell>
          <table:table-cell office:value-type="float" office:value="1808" calcext:value-type="float">
            <text:p>1808</text:p>
          </table:table-cell>
          <table:table-cell office:value-type="float" office:value="1550" calcext:value-type="float">
            <text:p>1550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/>
          <table:table-cell office:value-type="string" calcext:value-type="string">
            <text:p>n2c3-4</text:p>
          </table:table-cell>
          <table:table-cell office:value-type="float" office:value="25829" calcext:value-type="float">
            <text:p>25829</text:p>
          </table:table-cell>
          <table:table-cell office:value-type="float" office:value="122258" calcext:value-type="float">
            <text:p>122258</text:p>
          </table:table-cell>
          <table:table-cell office:value-type="float" office:value="445706" calcext:value-type="float">
            <text:p>445706</text:p>
          </table:table-cell>
          <table:table-cell office:value-type="float" office:value="269592" calcext:value-type="float">
            <text:p>269592</text:p>
          </table:table-cell>
          <table:table-cell office:value-type="float" office:value="28200" calcext:value-type="float">
            <text:p>28200</text:p>
          </table:table-cell>
          <table:table-cell office:value-type="float" office:value="252794" calcext:value-type="float">
            <text:p>252794</text:p>
          </table:table-cell>
          <table:table-cell office:value-type="float" office:value="559652" calcext:value-type="float">
            <text:p>559652</text:p>
          </table:table-cell>
          <table:table-cell office:value-type="float" office:value="381650" calcext:value-type="float">
            <text:p>381650</text:p>
          </table:table-cell>
          <table:table-cell office:value-type="float" office:value="26523" calcext:value-type="float">
            <text:p>26523</text:p>
          </table:table-cell>
          <table:table-cell office:value-type="float" office:value="131257" calcext:value-type="float">
            <text:p>131257</text:p>
          </table:table-cell>
          <table:table-cell office:value-type="float" office:value="367786" calcext:value-type="float">
            <text:p>367786</text:p>
          </table:table-cell>
          <table:table-cell office:value-type="float" office:value="449642" calcext:value-type="float">
            <text:p>449642</text:p>
          </table:table-cell>
          <table:table-cell office:value-type="string" calcext:value-type="string">
            <text:p>n2c3-4</text:p>
          </table:table-cell>
          <table:table-cell office:value-type="float" office:value="106286" calcext:value-type="float">
            <text:p>106286</text:p>
          </table:table-cell>
          <table:table-cell office:value-type="float" office:value="74732" calcext:value-type="float">
            <text:p>74732</text:p>
          </table:table-cell>
          <table:table-cell office:value-type="float" office:value="3103" calcext:value-type="float">
            <text:p>3103</text:p>
          </table:table-cell>
          <table:table-cell office:value-type="float" office:value="3361" calcext:value-type="float">
            <text:p>3361</text:p>
          </table:table-cell>
          <table:table-cell office:value-type="float" office:value="157960" calcext:value-type="float">
            <text:p>157960</text:p>
          </table:table-cell>
          <table:table-cell office:value-type="float" office:value="48607" calcext:value-type="float">
            <text:p>48607</text:p>
          </table:table-cell>
          <table:table-cell office:value-type="float" office:value="5947" calcext:value-type="float">
            <text:p>5947</text:p>
          </table:table-cell>
          <table:table-cell office:value-type="float" office:value="5170" calcext:value-type="float">
            <text:p>5170</text:p>
          </table:table-cell>
          <table:table-cell office:value-type="float" office:value="117348" calcext:value-type="float">
            <text:p>117348</text:p>
          </table:table-cell>
          <table:table-cell office:value-type="float" office:value="15249" calcext:value-type="float">
            <text:p>15249</text:p>
          </table:table-cell>
          <table:table-cell office:value-type="float" office:value="2067" calcext:value-type="float">
            <text:p>2067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/>
          <table:table-cell office:value-type="string" calcext:value-type="string">
            <text:p>n2c3-6</text:p>
          </table:table-cell>
          <table:table-cell office:value-type="float" office:value="20677" calcext:value-type="float">
            <text:p>20677</text:p>
          </table:table-cell>
          <table:table-cell office:value-type="float" office:value="25848" calcext:value-type="float">
            <text:p>25848</text:p>
          </table:table-cell>
          <table:table-cell office:value-type="float" office:value="212290" calcext:value-type="float">
            <text:p>212290</text:p>
          </table:table-cell>
          <table:table-cell office:value-type="float" office:value="191140" calcext:value-type="float">
            <text:p>191140</text:p>
          </table:table-cell>
          <table:table-cell office:value-type="float" office:value="30440" calcext:value-type="float">
            <text:p>30440</text:p>
          </table:table-cell>
          <table:table-cell office:value-type="float" office:value="24863" calcext:value-type="float">
            <text:p>24863</text:p>
          </table:table-cell>
          <table:table-cell office:value-type="float" office:value="423145" calcext:value-type="float">
            <text:p>423145</text:p>
          </table:table-cell>
          <table:table-cell office:value-type="float" office:value="240289" calcext:value-type="float">
            <text:p>240289</text:p>
          </table:table-cell>
          <table:table-cell office:value-type="float" office:value="29664" calcext:value-type="float">
            <text:p>29664</text:p>
          </table:table-cell>
          <table:table-cell office:value-type="float" office:value="27787" calcext:value-type="float">
            <text:p>27787</text:p>
          </table:table-cell>
          <table:table-cell office:value-type="float" office:value="175085" calcext:value-type="float">
            <text:p>175085</text:p>
          </table:table-cell>
          <table:table-cell office:value-type="float" office:value="199809" calcext:value-type="float">
            <text:p>199809</text:p>
          </table:table-cell>
          <table:table-cell office:value-type="string" calcext:value-type="string">
            <text:p>n2c3-6</text:p>
          </table:table-cell>
          <table:table-cell office:value-type="float" office:value="119631" calcext:value-type="float">
            <text:p>119631</text:p>
          </table:table-cell>
          <table:table-cell office:value-type="float" office:value="93794" calcext:value-type="float">
            <text:p>93794</text:p>
          </table:table-cell>
          <table:table-cell office:value-type="float" office:value="14216" calcext:value-type="float">
            <text:p>14216</text:p>
          </table:table-cell>
          <table:table-cell office:value-type="float" office:value="2327" calcext:value-type="float">
            <text:p>2327</text:p>
          </table:table-cell>
          <table:table-cell office:value-type="float" office:value="260889" calcext:value-type="float">
            <text:p>260889</text:p>
          </table:table-cell>
          <table:table-cell office:value-type="float" office:value="103921" calcext:value-type="float">
            <text:p>103921</text:p>
          </table:table-cell>
          <table:table-cell office:value-type="float" office:value="53258" calcext:value-type="float">
            <text:p>53258</text:p>
          </table:table-cell>
          <table:table-cell office:value-type="float" office:value="2844" calcext:value-type="float">
            <text:p>2844</text:p>
          </table:table-cell>
          <table:table-cell office:value-type="float" office:value="176866" calcext:value-type="float">
            <text:p>176866</text:p>
          </table:table-cell>
          <table:table-cell office:value-type="float" office:value="101624" calcext:value-type="float">
            <text:p>101624</text:p>
          </table:table-cell>
          <table:table-cell office:value-type="float" office:value="5171" calcext:value-type="float">
            <text:p>5171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/>
          <table:table-cell office:value-type="string" calcext:value-type="string">
            <text:p>mock</text:p>
          </table:table-cell>
          <table:table-cell office:value-type="float" office:value="20055" calcext:value-type="float">
            <text:p>20055</text:p>
          </table:table-cell>
          <table:table-cell office:value-type="float" office:value="23467" calcext:value-type="float">
            <text:p>23467</text:p>
          </table:table-cell>
          <table:table-cell office:value-type="float" office:value="21383" calcext:value-type="float">
            <text:p>21383</text:p>
          </table:table-cell>
          <table:table-cell office:value-type="float" office:value="23048" calcext:value-type="float">
            <text:p>23048</text:p>
          </table:table-cell>
          <table:table-cell office:value-type="float" office:value="27025" calcext:value-type="float">
            <text:p>27025</text:p>
          </table:table-cell>
          <table:table-cell office:value-type="float" office:value="23605" calcext:value-type="float">
            <text:p>23605</text:p>
          </table:table-cell>
          <table:table-cell office:value-type="float" office:value="26878" calcext:value-type="float">
            <text:p>26878</text:p>
          </table:table-cell>
          <table:table-cell office:value-type="float" office:value="22842" calcext:value-type="float">
            <text:p>22842</text:p>
          </table:table-cell>
          <table:table-cell office:value-type="float" office:value="25910" calcext:value-type="float">
            <text:p>25910</text:p>
          </table:table-cell>
          <table:table-cell office:value-type="float" office:value="20755" calcext:value-type="float">
            <text:p>20755</text:p>
          </table:table-cell>
          <table:table-cell office:value-type="float" office:value="19499" calcext:value-type="float">
            <text:p>19499</text:p>
          </table:table-cell>
          <table:table-cell office:value-type="float" office:value="20057" calcext:value-type="float">
            <text:p>20057</text:p>
          </table:table-cell>
          <table:table-cell office:value-type="string" calcext:value-type="string">
            <text:p>mock</text:p>
          </table:table-cell>
          <table:table-cell office:value-type="float" office:value="150023" calcext:value-type="float">
            <text:p>150023</text:p>
          </table:table-cell>
          <table:table-cell office:value-type="float" office:value="81492" calcext:value-type="float">
            <text:p>81492</text:p>
          </table:table-cell>
          <table:table-cell office:value-type="float" office:value="66737" calcext:value-type="float">
            <text:p>66737</text:p>
          </table:table-cell>
          <table:table-cell office:value-type="float" office:value="1810" calcext:value-type="float">
            <text:p>1810</text:p>
          </table:table-cell>
          <table:table-cell office:value-type="float" office:value="145092" calcext:value-type="float">
            <text:p>145092</text:p>
          </table:table-cell>
          <table:table-cell office:value-type="float" office:value="178988" calcext:value-type="float">
            <text:p>178988</text:p>
          </table:table-cell>
          <table:table-cell office:value-type="float" office:value="90264" calcext:value-type="float">
            <text:p>90264</text:p>
          </table:table-cell>
          <table:table-cell office:value-type="float" office:value="2586" calcext:value-type="float">
            <text:p>2586</text:p>
          </table:table-cell>
          <table:table-cell office:value-type="float" office:value="124898" calcext:value-type="float">
            <text:p>124898</text:p>
          </table:table-cell>
          <table:table-cell office:value-type="float" office:value="107572" calcext:value-type="float">
            <text:p>107572</text:p>
          </table:table-cell>
          <table:table-cell office:value-type="float" office:value="94885" calcext:value-type="float">
            <text:p>94885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/>
          <table:table-cell office:value-type="string" calcext:value-type="string">
            <text:p>n2c3-2</text:p>
          </table:table-cell>
          <table:table-cell office:value-type="float" office:value="122411" calcext:value-type="float">
            <text:p>122411</text:p>
          </table:table-cell>
          <table:table-cell office:value-type="float" office:value="241691" calcext:value-type="float">
            <text:p>241691</text:p>
          </table:table-cell>
          <table:table-cell office:value-type="float" office:value="238259" calcext:value-type="float">
            <text:p>238259</text:p>
          </table:table-cell>
          <table:table-cell office:value-type="float" office:value="167220" calcext:value-type="float">
            <text:p>167220</text:p>
          </table:table-cell>
          <table:table-cell office:value-type="float" office:value="125010" calcext:value-type="float">
            <text:p>125010</text:p>
          </table:table-cell>
          <table:table-cell office:value-type="float" office:value="223773" calcext:value-type="float">
            <text:p>223773</text:p>
          </table:table-cell>
          <table:table-cell office:value-type="float" office:value="188365" calcext:value-type="float">
            <text:p>188365</text:p>
          </table:table-cell>
          <table:table-cell office:value-type="float" office:value="248907" calcext:value-type="float">
            <text:p>248907</text:p>
          </table:table-cell>
          <table:table-cell office:value-type="float" office:value="159832" calcext:value-type="float">
            <text:p>159832</text:p>
          </table:table-cell>
          <table:table-cell office:value-type="float" office:value="235575" calcext:value-type="float">
            <text:p>235575</text:p>
          </table:table-cell>
          <table:table-cell office:value-type="float" office:value="246181" calcext:value-type="float">
            <text:p>246181</text:p>
          </table:table-cell>
          <table:table-cell office:value-type="float" office:value="175655" calcext:value-type="float">
            <text:p>175655</text:p>
          </table:table-cell>
          <table:table-cell office:value-type="string" calcext:value-type="string">
            <text:p>n2c3-2</text:p>
          </table:table-cell>
          <table:table-cell office:value-type="float" office:value="11113" calcext:value-type="float">
            <text:p>11113</text:p>
          </table:table-cell>
          <table:table-cell office:value-type="float" office:value="4136" calcext:value-type="float">
            <text:p>4136</text:p>
          </table:table-cell>
          <table:table-cell office:value-type="float" office:value="2069" calcext:value-type="float">
            <text:p>2069</text:p>
          </table:table-cell>
          <table:table-cell office:value-type="float" office:value="1810" calcext:value-type="float">
            <text:p>1810</text:p>
          </table:table-cell>
          <table:table-cell office:value-type="float" office:value="37503" calcext:value-type="float">
            <text:p>37503</text:p>
          </table:table-cell>
          <table:table-cell office:value-type="float" office:value="4655" calcext:value-type="float">
            <text:p>4655</text:p>
          </table:table-cell>
          <table:table-cell office:value-type="float" office:value="2845" calcext:value-type="float">
            <text:p>2845</text:p>
          </table:table-cell>
          <table:table-cell office:value-type="float" office:value="4138" calcext:value-type="float">
            <text:p>4138</text:p>
          </table:table-cell>
          <table:table-cell office:value-type="float" office:value="63109" calcext:value-type="float">
            <text:p>63109</text:p>
          </table:table-cell>
          <table:table-cell office:value-type="float" office:value="2845" calcext:value-type="float">
            <text:p>2845</text:p>
          </table:table-cell>
          <table:table-cell table:number-columns-repeated="2" office:value-type="float" office:value="3879" calcext:value-type="float">
            <text:p>3879</text:p>
          </table:table-cell>
        </table:table-row>
        <table:table-row table:style-name="ro1">
          <table:table-cell/>
          <table:table-cell office:value-type="string" calcext:value-type="string">
            <text:p>n2c3-4</text:p>
          </table:table-cell>
          <table:table-cell office:value-type="float" office:value="22981" calcext:value-type="float">
            <text:p>22981</text:p>
          </table:table-cell>
          <table:table-cell office:value-type="float" office:value="438101" calcext:value-type="float">
            <text:p>438101</text:p>
          </table:table-cell>
          <table:table-cell office:value-type="float" office:value="323001" calcext:value-type="float">
            <text:p>323001</text:p>
          </table:table-cell>
          <table:table-cell office:value-type="float" office:value="135050" calcext:value-type="float">
            <text:p>135050</text:p>
          </table:table-cell>
          <table:table-cell office:value-type="float" office:value="31148" calcext:value-type="float">
            <text:p>31148</text:p>
          </table:table-cell>
          <table:table-cell office:value-type="float" office:value="111105" calcext:value-type="float">
            <text:p>111105</text:p>
          </table:table-cell>
          <table:table-cell office:value-type="float" office:value="267936" calcext:value-type="float">
            <text:p>267936</text:p>
          </table:table-cell>
          <table:table-cell office:value-type="float" office:value="338436" calcext:value-type="float">
            <text:p>338436</text:p>
          </table:table-cell>
          <table:table-cell office:value-type="float" office:value="25013" calcext:value-type="float">
            <text:p>25013</text:p>
          </table:table-cell>
          <table:table-cell office:value-type="float" office:value="173388" calcext:value-type="float">
            <text:p>173388</text:p>
          </table:table-cell>
          <table:table-cell office:value-type="float" office:value="294533" calcext:value-type="float">
            <text:p>294533</text:p>
          </table:table-cell>
          <table:table-cell office:value-type="float" office:value="296878" calcext:value-type="float">
            <text:p>296878</text:p>
          </table:table-cell>
          <table:table-cell office:value-type="string" calcext:value-type="string">
            <text:p>n2c3-4</text:p>
          </table:table-cell>
          <table:table-cell office:value-type="float" office:value="87710" calcext:value-type="float">
            <text:p>87710</text:p>
          </table:table-cell>
          <table:table-cell office:value-type="float" office:value="16559" calcext:value-type="float">
            <text:p>16559</text:p>
          </table:table-cell>
          <table:table-cell office:value-type="float" office:value="2070" calcext:value-type="float">
            <text:p>2070</text:p>
          </table:table-cell>
          <table:table-cell office:value-type="float" office:value="2845" calcext:value-type="float">
            <text:p>2845</text:p>
          </table:table-cell>
          <table:table-cell office:value-type="float" office:value="117180" calcext:value-type="float">
            <text:p>117180</text:p>
          </table:table-cell>
          <table:table-cell office:value-type="float" office:value="16815" calcext:value-type="float">
            <text:p>16815</text:p>
          </table:table-cell>
          <table:table-cell office:value-type="float" office:value="3104" calcext:value-type="float">
            <text:p>3104</text:p>
          </table:table-cell>
          <table:table-cell office:value-type="float" office:value="1811" calcext:value-type="float">
            <text:p>1811</text:p>
          </table:table-cell>
          <table:table-cell office:value-type="float" office:value="89745" calcext:value-type="float">
            <text:p>89745</text:p>
          </table:table-cell>
          <table:table-cell office:value-type="float" office:value="24570" calcext:value-type="float">
            <text:p>24570</text:p>
          </table:table-cell>
          <table:table-cell office:value-type="float" office:value="2069" calcext:value-type="float">
            <text:p>2069</text:p>
          </table:table-cell>
          <table:table-cell office:value-type="float" office:value="3359" calcext:value-type="float">
            <text:p>3359</text:p>
          </table:table-cell>
        </table:table-row>
        <table:table-row table:style-name="ro1">
          <table:table-cell/>
          <table:table-cell office:value-type="string" calcext:value-type="string">
            <text:p>n2c3-6</text:p>
          </table:table-cell>
          <table:table-cell office:value-type="float" office:value="20893" calcext:value-type="float">
            <text:p>20893</text:p>
          </table:table-cell>
          <table:table-cell office:value-type="float" office:value="30315" calcext:value-type="float">
            <text:p>30315</text:p>
          </table:table-cell>
          <table:table-cell office:value-type="float" office:value="247491" calcext:value-type="float">
            <text:p>247491</text:p>
          </table:table-cell>
          <table:table-cell office:value-type="float" office:value="303415" calcext:value-type="float">
            <text:p>303415</text:p>
          </table:table-cell>
          <table:table-cell office:value-type="float" office:value="24737" calcext:value-type="float">
            <text:p>24737</text:p>
          </table:table-cell>
          <table:table-cell office:value-type="float" office:value="25921" calcext:value-type="float">
            <text:p>25921</text:p>
          </table:table-cell>
          <table:table-cell office:value-type="float" office:value="170540" calcext:value-type="float">
            <text:p>170540</text:p>
          </table:table-cell>
          <table:table-cell office:value-type="float" office:value="325082" calcext:value-type="float">
            <text:p>325082</text:p>
          </table:table-cell>
          <table:table-cell office:value-type="float" office:value="25778" calcext:value-type="float">
            <text:p>25778</text:p>
          </table:table-cell>
          <table:table-cell office:value-type="float" office:value="26821" calcext:value-type="float">
            <text:p>26821</text:p>
          </table:table-cell>
          <table:table-cell office:value-type="float" office:value="159340" calcext:value-type="float">
            <text:p>159340</text:p>
          </table:table-cell>
          <table:table-cell office:value-type="float" office:value="222493" calcext:value-type="float">
            <text:p>222493</text:p>
          </table:table-cell>
          <table:table-cell office:value-type="string" calcext:value-type="string">
            <text:p>n2c3-6</text:p>
          </table:table-cell>
          <table:table-cell office:value-type="float" office:value="115562" calcext:value-type="float">
            <text:p>115562</text:p>
          </table:table-cell>
          <table:table-cell office:value-type="float" office:value="94366" calcext:value-type="float">
            <text:p>94366</text:p>
          </table:table-cell>
          <table:table-cell office:value-type="float" office:value="14224" calcext:value-type="float">
            <text:p>14224</text:p>
          </table:table-cell>
          <table:table-cell office:value-type="float" office:value="2328" calcext:value-type="float">
            <text:p>2328</text:p>
          </table:table-cell>
          <table:table-cell office:value-type="float" office:value="92870" calcext:value-type="float">
            <text:p>92870</text:p>
          </table:table-cell>
          <table:table-cell office:value-type="float" office:value="76046" calcext:value-type="float">
            <text:p>76046</text:p>
          </table:table-cell>
          <table:table-cell office:value-type="float" office:value="5949" calcext:value-type="float">
            <text:p>5949</text:p>
          </table:table-cell>
          <table:table-cell office:value-type="float" office:value="4398" calcext:value-type="float">
            <text:p>4398</text:p>
          </table:table-cell>
          <table:table-cell office:value-type="float" office:value="100642" calcext:value-type="float">
            <text:p>100642</text:p>
          </table:table-cell>
          <table:table-cell office:value-type="float" office:value="78912" calcext:value-type="float">
            <text:p>78912</text:p>
          </table:table-cell>
          <table:table-cell office:value-type="float" office:value="10089" calcext:value-type="float">
            <text:p>10089</text:p>
          </table:table-cell>
          <table:table-cell office:value-type="float" office:value="4657" calcext:value-type="float">
            <text:p>4657</text:p>
          </table:table-cell>
        </table:table-row>
        <table:table-row table:style-name="ro1">
          <table:table-cell/>
          <table:table-cell office:value-type="string" calcext:value-type="string">
            <text:p>mock</text:p>
          </table:table-cell>
          <table:table-cell office:value-type="float" office:value="20336" calcext:value-type="float">
            <text:p>20336</text:p>
          </table:table-cell>
          <table:table-cell office:value-type="float" office:value="20687" calcext:value-type="float">
            <text:p>20687</text:p>
          </table:table-cell>
          <table:table-cell office:value-type="float" office:value="20614" calcext:value-type="float">
            <text:p>20614</text:p>
          </table:table-cell>
          <table:table-cell office:value-type="float" office:value="19573" calcext:value-type="float">
            <text:p>19573</text:p>
          </table:table-cell>
          <table:table-cell office:value-type="float" office:value="22572" calcext:value-type="float">
            <text:p>22572</text:p>
          </table:table-cell>
          <table:table-cell office:value-type="float" office:value="22638" calcext:value-type="float">
            <text:p>22638</text:p>
          </table:table-cell>
          <table:table-cell office:value-type="float" office:value="20203" calcext:value-type="float">
            <text:p>20203</text:p>
          </table:table-cell>
          <table:table-cell office:value-type="float" office:value="21313" calcext:value-type="float">
            <text:p>21313</text:p>
          </table:table-cell>
          <table:table-cell office:value-type="float" office:value="21109" calcext:value-type="float">
            <text:p>21109</text:p>
          </table:table-cell>
          <table:table-cell office:value-type="float" office:value="19783" calcext:value-type="float">
            <text:p>19783</text:p>
          </table:table-cell>
          <table:table-cell office:value-type="float" office:value="18946" calcext:value-type="float">
            <text:p>18946</text:p>
          </table:table-cell>
          <table:table-cell office:value-type="float" office:value="20134" calcext:value-type="float">
            <text:p>20134</text:p>
          </table:table-cell>
          <table:table-cell office:value-type="string" calcext:value-type="string">
            <text:p>mock</text:p>
          </table:table-cell>
          <table:table-cell office:value-type="float" office:value="75833" calcext:value-type="float">
            <text:p>75833</text:p>
          </table:table-cell>
          <table:table-cell office:value-type="float" office:value="106116" calcext:value-type="float">
            <text:p>106116</text:p>
          </table:table-cell>
          <table:table-cell office:value-type="float" office:value="55899" calcext:value-type="float">
            <text:p>55899</text:p>
          </table:table-cell>
          <table:table-cell office:value-type="float" office:value="3364" calcext:value-type="float">
            <text:p>3364</text:p>
          </table:table-cell>
          <table:table-cell office:value-type="float" office:value="94452" calcext:value-type="float">
            <text:p>94452</text:p>
          </table:table-cell>
          <table:table-cell office:value-type="float" office:value="61853" calcext:value-type="float">
            <text:p>61853</text:p>
          </table:table-cell>
          <table:table-cell office:value-type="float" office:value="75047" calcext:value-type="float">
            <text:p>75047</text:p>
          </table:table-cell>
          <table:table-cell office:value-type="float" office:value="2846" calcext:value-type="float">
            <text:p>2846</text:p>
          </table:table-cell>
          <table:table-cell office:value-type="float" office:value="103222" calcext:value-type="float">
            <text:p>103222</text:p>
          </table:table-cell>
          <table:table-cell office:value-type="float" office:value="81755" calcext:value-type="float">
            <text:p>81755</text:p>
          </table:table-cell>
          <table:table-cell office:value-type="float" office:value="25092" calcext:value-type="float">
            <text:p>25092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/>
          <table:table-cell table:style-name="ce2" table:number-columns-repeated="26"/>
        </table:table-row>
        <table:table-row table:style-name="ro2">
          <table:table-cell table:style-name="ce1" office:value-type="string" calcext:value-type="string">
            <text:p>B N-neon W-CRIM</text:p>
          </table:table-cell>
          <table:table-cell table:style-name="ce2"/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table:style-name="ce2"/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wcs-2</text:p>
          </table:table-cell>
          <table:table-cell office:value-type="string" calcext:value-type="string">
            <text:p>wcs-4</text:p>
          </table:table-cell>
          <table:table-cell office:value-type="string" calcext:value-type="string">
            <text:p>wcs-6</text:p>
          </table:table-cell>
          <table:table-cell office:value-type="string" calcext:value-type="string">
            <text:p>Mock</text:p>
          </table:table-cell>
        </table:table-row>
        <table:table-row table:style-name="ro1">
          <table:table-cell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n2c3-2</text:p>
          </table:table-cell>
          <table:table-cell office:value-type="float" office:value="73606" calcext:value-type="float">
            <text:p>73606</text:p>
          </table:table-cell>
          <table:table-cell office:value-type="float" office:value="231372" calcext:value-type="float">
            <text:p>231372</text:p>
          </table:table-cell>
          <table:table-cell office:value-type="float" office:value="224105" calcext:value-type="float">
            <text:p>224105</text:p>
          </table:table-cell>
          <table:table-cell office:value-type="float" office:value="296027" calcext:value-type="float">
            <text:p>296027</text:p>
          </table:table-cell>
          <table:table-cell office:value-type="float" office:value="212736" calcext:value-type="float">
            <text:p>212736</text:p>
          </table:table-cell>
          <table:table-cell office:value-type="float" office:value="319635" calcext:value-type="float">
            <text:p>319635</text:p>
          </table:table-cell>
          <table:table-cell office:value-type="float" office:value="235566" calcext:value-type="float">
            <text:p>235566</text:p>
          </table:table-cell>
          <table:table-cell office:value-type="float" office:value="187805" calcext:value-type="float">
            <text:p>187805</text:p>
          </table:table-cell>
          <table:table-cell office:value-type="float" office:value="151716" calcext:value-type="float">
            <text:p>151716</text:p>
          </table:table-cell>
          <table:table-cell office:value-type="float" office:value="146871" calcext:value-type="float">
            <text:p>146871</text:p>
          </table:table-cell>
          <table:table-cell office:value-type="float" office:value="199695" calcext:value-type="float">
            <text:p>199695</text:p>
          </table:table-cell>
          <table:table-cell office:value-type="float" office:value="109723" calcext:value-type="float">
            <text:p>109723</text:p>
          </table:table-cell>
          <table:table-cell table:style-name="ce2"/>
          <table:table-cell office:value-type="float" office:value="33788" calcext:value-type="float">
            <text:p>33788</text:p>
          </table:table-cell>
          <table:table-cell office:value-type="float" office:value="2430" calcext:value-type="float">
            <text:p>2430</text:p>
          </table:table-cell>
          <table:table-cell office:value-type="float" office:value="2437" calcext:value-type="float">
            <text:p>2437</text:p>
          </table:table-cell>
          <table:table-cell office:value-type="float" office:value="3797" calcext:value-type="float">
            <text:p>3797</text:p>
          </table:table-cell>
          <table:table-cell office:value-type="float" office:value="23612" calcext:value-type="float">
            <text:p>23612</text:p>
          </table:table-cell>
          <table:table-cell office:value-type="float" office:value="5159" calcext:value-type="float">
            <text:p>5159</text:p>
          </table:table-cell>
          <table:table-cell office:value-type="float" office:value="4889" calcext:value-type="float">
            <text:p>4889</text:p>
          </table:table-cell>
          <table:table-cell office:value-type="float" office:value="1902" calcext:value-type="float">
            <text:p>1902</text:p>
          </table:table-cell>
          <table:table-cell office:value-type="float" office:value="16851" calcext:value-type="float">
            <text:p>16851</text:p>
          </table:table-cell>
          <table:table-cell office:value-type="float" office:value="3262" calcext:value-type="float">
            <text:p>3262</text:p>
          </table:table-cell>
          <table:table-cell office:value-type="float" office:value="2175" calcext:value-type="float">
            <text:p>2175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/>
          <table:table-cell office:value-type="string" calcext:value-type="string">
            <text:p>n2c3-4</text:p>
          </table:table-cell>
          <table:table-cell office:value-type="float" office:value="27648" calcext:value-type="float">
            <text:p>27648</text:p>
          </table:table-cell>
          <table:table-cell office:value-type="float" office:value="272936" calcext:value-type="float">
            <text:p>272936</text:p>
          </table:table-cell>
          <table:table-cell office:value-type="float" office:value="614009" calcext:value-type="float">
            <text:p>614009</text:p>
          </table:table-cell>
          <table:table-cell office:value-type="float" office:value="388422" calcext:value-type="float">
            <text:p>388422</text:p>
          </table:table-cell>
          <table:table-cell office:value-type="float" office:value="25272" calcext:value-type="float">
            <text:p>25272</text:p>
          </table:table-cell>
          <table:table-cell office:value-type="float" office:value="134687" calcext:value-type="float">
            <text:p>134687</text:p>
          </table:table-cell>
          <table:table-cell office:value-type="float" office:value="281635" calcext:value-type="float">
            <text:p>281635</text:p>
          </table:table-cell>
          <table:table-cell office:value-type="float" office:value="320242" calcext:value-type="float">
            <text:p>320242</text:p>
          </table:table-cell>
          <table:table-cell office:value-type="float" office:value="22470" calcext:value-type="float">
            <text:p>22470</text:p>
          </table:table-cell>
          <table:table-cell office:value-type="float" office:value="185132" calcext:value-type="float">
            <text:p>185132</text:p>
          </table:table-cell>
          <table:table-cell office:value-type="float" office:value="256194" calcext:value-type="float">
            <text:p>256194</text:p>
          </table:table-cell>
          <table:table-cell office:value-type="float" office:value="135862" calcext:value-type="float">
            <text:p>135862</text:p>
          </table:table-cell>
          <table:table-cell table:style-name="ce2"/>
          <table:table-cell office:value-type="float" office:value="110741" calcext:value-type="float">
            <text:p>110741</text:p>
          </table:table-cell>
          <table:table-cell office:value-type="float" office:value="8435" calcext:value-type="float">
            <text:p>8435</text:p>
          </table:table-cell>
          <table:table-cell office:value-type="float" office:value="1633" calcext:value-type="float">
            <text:p>1633</text:p>
          </table:table-cell>
          <table:table-cell office:value-type="float" office:value="3809" calcext:value-type="float">
            <text:p>3809</text:p>
          </table:table-cell>
          <table:table-cell office:value-type="float" office:value="138483" calcext:value-type="float">
            <text:p>138483</text:p>
          </table:table-cell>
          <table:table-cell office:value-type="float" office:value="14419" calcext:value-type="float">
            <text:p>14419</text:p>
          </table:table-cell>
          <table:table-cell office:value-type="float" office:value="816" calcext:value-type="float">
            <text:p>816</text:p>
          </table:table-cell>
          <table:table-cell office:value-type="float" office:value="2992" calcext:value-type="float">
            <text:p>2992</text:p>
          </table:table-cell>
          <table:table-cell office:value-type="float" office:value="106090" calcext:value-type="float">
            <text:p>106090</text:p>
          </table:table-cell>
          <table:table-cell office:value-type="float" office:value="8704" calcext:value-type="float">
            <text:p>8704</text:p>
          </table:table-cell>
          <table:table-cell office:value-type="float" office:value="3807" calcext:value-type="float">
            <text:p>3807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/>
          <table:table-cell office:value-type="string" calcext:value-type="string">
            <text:p>n2c3-6</text:p>
          </table:table-cell>
          <table:table-cell office:value-type="float" office:value="22055" calcext:value-type="float">
            <text:p>22055</text:p>
          </table:table-cell>
          <table:table-cell office:value-type="float" office:value="29280" calcext:value-type="float">
            <text:p>29280</text:p>
          </table:table-cell>
          <table:table-cell office:value-type="float" office:value="116224" calcext:value-type="float">
            <text:p>116224</text:p>
          </table:table-cell>
          <table:table-cell office:value-type="float" office:value="220353" calcext:value-type="float">
            <text:p>220353</text:p>
          </table:table-cell>
          <table:table-cell office:value-type="float" office:value="25146" calcext:value-type="float">
            <text:p>25146</text:p>
          </table:table-cell>
          <table:table-cell office:value-type="float" office:value="37195" calcext:value-type="float">
            <text:p>37195</text:p>
          </table:table-cell>
          <table:table-cell office:value-type="float" office:value="289172" calcext:value-type="float">
            <text:p>289172</text:p>
          </table:table-cell>
          <table:table-cell office:value-type="float" office:value="188102" calcext:value-type="float">
            <text:p>188102</text:p>
          </table:table-cell>
          <table:table-cell office:value-type="float" office:value="24862" calcext:value-type="float">
            <text:p>24862</text:p>
          </table:table-cell>
          <table:table-cell office:value-type="float" office:value="27526" calcext:value-type="float">
            <text:p>27526</text:p>
          </table:table-cell>
          <table:table-cell office:value-type="float" office:value="82455" calcext:value-type="float">
            <text:p>82455</text:p>
          </table:table-cell>
          <table:table-cell office:value-type="float" office:value="257611" calcext:value-type="float">
            <text:p>257611</text:p>
          </table:table-cell>
          <table:table-cell table:style-name="ce2"/>
          <table:table-cell office:value-type="float" office:value="122617" calcext:value-type="float">
            <text:p>122617</text:p>
          </table:table-cell>
          <table:table-cell office:value-type="float" office:value="77210" calcext:value-type="float">
            <text:p>77210</text:p>
          </table:table-cell>
          <table:table-cell office:value-type="float" office:value="7070" calcext:value-type="float">
            <text:p>7070</text:p>
          </table:table-cell>
          <table:table-cell office:value-type="float" office:value="4624" calcext:value-type="float">
            <text:p>4624</text:p>
          </table:table-cell>
          <table:table-cell office:value-type="float" office:value="146614" calcext:value-type="float">
            <text:p>146614</text:p>
          </table:table-cell>
          <table:table-cell office:value-type="float" office:value="185510" calcext:value-type="float">
            <text:p>185510</text:p>
          </table:table-cell>
          <table:table-cell office:value-type="float" office:value="6799" calcext:value-type="float">
            <text:p>6799</text:p>
          </table:table-cell>
          <table:table-cell office:value-type="float" office:value="2448" calcext:value-type="float">
            <text:p>2448</text:p>
          </table:table-cell>
          <table:table-cell office:value-type="float" office:value="96031" calcext:value-type="float">
            <text:p>96031</text:p>
          </table:table-cell>
          <table:table-cell office:value-type="float" office:value="99566" calcext:value-type="float">
            <text:p>99566</text:p>
          </table:table-cell>
          <table:table-cell office:value-type="float" office:value="7889" calcext:value-type="float">
            <text:p>7889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/>
          <table:table-cell office:value-type="string" calcext:value-type="string">
            <text:p>mock</text:p>
          </table:table-cell>
          <table:table-cell office:value-type="float" office:value="23324" calcext:value-type="float">
            <text:p>23324</text:p>
          </table:table-cell>
          <table:table-cell office:value-type="float" office:value="23179" calcext:value-type="float">
            <text:p>23179</text:p>
          </table:table-cell>
          <table:table-cell office:value-type="float" office:value="27733" calcext:value-type="float">
            <text:p>27733</text:p>
          </table:table-cell>
          <table:table-cell office:value-type="float" office:value="25920" calcext:value-type="float">
            <text:p>25920</text:p>
          </table:table-cell>
          <table:table-cell office:value-type="float" office:value="27251" calcext:value-type="float">
            <text:p>27251</text:p>
          </table:table-cell>
          <table:table-cell office:value-type="float" office:value="26404" calcext:value-type="float">
            <text:p>26404</text:p>
          </table:table-cell>
          <table:table-cell office:value-type="float" office:value="25070" calcext:value-type="float">
            <text:p>25070</text:p>
          </table:table-cell>
          <table:table-cell office:value-type="float" office:value="21781" calcext:value-type="float">
            <text:p>21781</text:p>
          </table:table-cell>
          <table:table-cell office:value-type="float" office:value="24376" calcext:value-type="float">
            <text:p>24376</text:p>
          </table:table-cell>
          <table:table-cell office:value-type="float" office:value="20803" calcext:value-type="float">
            <text:p>20803</text:p>
          </table:table-cell>
          <table:table-cell office:value-type="float" office:value="19893" calcext:value-type="float">
            <text:p>19893</text:p>
          </table:table-cell>
          <table:table-cell office:value-type="float" office:value="18351" calcext:value-type="float">
            <text:p>18351</text:p>
          </table:table-cell>
          <table:table-cell table:style-name="ce2"/>
          <table:table-cell office:value-type="float" office:value="142118" calcext:value-type="float">
            <text:p>142118</text:p>
          </table:table-cell>
          <table:table-cell office:value-type="float" office:value="106171" calcext:value-type="float">
            <text:p>106171</text:p>
          </table:table-cell>
          <table:table-cell office:value-type="float" office:value="84123" calcext:value-type="float">
            <text:p>84123</text:p>
          </table:table-cell>
          <table:table-cell office:value-type="float" office:value="2722" calcext:value-type="float">
            <text:p>2722</text:p>
          </table:table-cell>
          <table:table-cell office:value-type="float" office:value="101533" calcext:value-type="float">
            <text:p>101533</text:p>
          </table:table-cell>
          <table:table-cell office:value-type="float" office:value="151357" calcext:value-type="float">
            <text:p>151357</text:p>
          </table:table-cell>
          <table:table-cell office:value-type="float" office:value="121145" calcext:value-type="float">
            <text:p>121145</text:p>
          </table:table-cell>
          <table:table-cell office:value-type="float" office:value="1633" calcext:value-type="float">
            <text:p>1633</text:p>
          </table:table-cell>
          <table:table-cell office:value-type="float" office:value="86827" calcext:value-type="float">
            <text:p>86827</text:p>
          </table:table-cell>
          <table:table-cell office:value-type="float" office:value="85732" calcext:value-type="float">
            <text:p>85732</text:p>
          </table:table-cell>
          <table:table-cell office:value-type="float" office:value="47077" calcext:value-type="float">
            <text:p>47077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/>
          <table:table-cell office:value-type="string" calcext:value-type="string">
            <text:p>n2c3-2</text:p>
          </table:table-cell>
          <table:table-cell office:value-type="float" office:value="45899" calcext:value-type="float">
            <text:p>45899</text:p>
          </table:table-cell>
          <table:table-cell office:value-type="float" office:value="323432" calcext:value-type="float">
            <text:p>323432</text:p>
          </table:table-cell>
          <table:table-cell office:value-type="float" office:value="157622" calcext:value-type="float">
            <text:p>157622</text:p>
          </table:table-cell>
          <table:table-cell office:value-type="float" office:value="178056" calcext:value-type="float">
            <text:p>178056</text:p>
          </table:table-cell>
          <table:table-cell office:value-type="float" office:value="121070" calcext:value-type="float">
            <text:p>121070</text:p>
          </table:table-cell>
          <table:table-cell office:value-type="float" office:value="377999" calcext:value-type="float">
            <text:p>377999</text:p>
          </table:table-cell>
          <table:table-cell office:value-type="float" office:value="210383" calcext:value-type="float">
            <text:p>210383</text:p>
          </table:table-cell>
          <table:table-cell office:value-type="float" office:value="382863" calcext:value-type="float">
            <text:p>382863</text:p>
          </table:table-cell>
          <table:table-cell office:value-type="float" office:value="89711" calcext:value-type="float">
            <text:p>89711</text:p>
          </table:table-cell>
          <table:table-cell office:value-type="float" office:value="216816" calcext:value-type="float">
            <text:p>216816</text:p>
          </table:table-cell>
          <table:table-cell office:value-type="float" office:value="155066" calcext:value-type="float">
            <text:p>155066</text:p>
          </table:table-cell>
          <table:table-cell office:value-type="float" office:value="203400" calcext:value-type="float">
            <text:p>203400</text:p>
          </table:table-cell>
          <table:table-cell table:style-name="ce2"/>
          <table:table-cell office:value-type="float" office:value="77262" calcext:value-type="float">
            <text:p>77262</text:p>
          </table:table-cell>
          <table:table-cell office:value-type="float" office:value="4624" calcext:value-type="float">
            <text:p>4624</text:p>
          </table:table-cell>
          <table:table-cell office:value-type="float" office:value="2449" calcext:value-type="float">
            <text:p>2449</text:p>
          </table:table-cell>
          <table:table-cell office:value-type="float" office:value="3538" calcext:value-type="float">
            <text:p>3538</text:p>
          </table:table-cell>
          <table:table-cell office:value-type="float" office:value="25311" calcext:value-type="float">
            <text:p>25311</text:p>
          </table:table-cell>
          <table:table-cell office:value-type="float" office:value="4626" calcext:value-type="float">
            <text:p>4626</text:p>
          </table:table-cell>
          <table:table-cell office:value-type="float" office:value="3265" calcext:value-type="float">
            <text:p>3265</text:p>
          </table:table-cell>
          <table:table-cell office:value-type="float" office:value="3810" calcext:value-type="float">
            <text:p>3810</text:p>
          </table:table-cell>
          <table:table-cell office:value-type="float" office:value="44907" calcext:value-type="float">
            <text:p>44907</text:p>
          </table:table-cell>
          <table:table-cell office:value-type="float" office:value="3266" calcext:value-type="float">
            <text:p>3266</text:p>
          </table:table-cell>
          <table:table-cell office:value-type="float" office:value="4899" calcext:value-type="float">
            <text:p>4899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/>
          <table:table-cell office:value-type="string" calcext:value-type="string">
            <text:p>n2c3-4</text:p>
          </table:table-cell>
          <table:table-cell office:value-type="float" office:value="32083" calcext:value-type="float">
            <text:p>32083</text:p>
          </table:table-cell>
          <table:table-cell office:value-type="float" office:value="403518" calcext:value-type="float">
            <text:p>403518</text:p>
          </table:table-cell>
          <table:table-cell office:value-type="float" office:value="422678" calcext:value-type="float">
            <text:p>422678</text:p>
          </table:table-cell>
          <table:table-cell office:value-type="float" office:value="263288" calcext:value-type="float">
            <text:p>263288</text:p>
          </table:table-cell>
          <table:table-cell office:value-type="float" office:value="33849" calcext:value-type="float">
            <text:p>33849</text:p>
          </table:table-cell>
          <table:table-cell office:value-type="float" office:value="341321" calcext:value-type="float">
            <text:p>341321</text:p>
          </table:table-cell>
          <table:table-cell office:value-type="float" office:value="287756" calcext:value-type="float">
            <text:p>287756</text:p>
          </table:table-cell>
          <table:table-cell office:value-type="float" office:value="397157" calcext:value-type="float">
            <text:p>397157</text:p>
          </table:table-cell>
          <table:table-cell office:value-type="float" office:value="31958" calcext:value-type="float">
            <text:p>31958</text:p>
          </table:table-cell>
          <table:table-cell office:value-type="float" office:value="275205" calcext:value-type="float">
            <text:p>275205</text:p>
          </table:table-cell>
          <table:table-cell office:value-type="float" office:value="220086" calcext:value-type="float">
            <text:p>220086</text:p>
          </table:table-cell>
          <table:table-cell office:value-type="float" office:value="334907" calcext:value-type="float">
            <text:p>334907</text:p>
          </table:table-cell>
          <table:table-cell table:style-name="ce2"/>
          <table:table-cell office:value-type="float" office:value="177306" calcext:value-type="float">
            <text:p>177306</text:p>
          </table:table-cell>
          <table:table-cell office:value-type="float" office:value="29683" calcext:value-type="float">
            <text:p>29683</text:p>
          </table:table-cell>
          <table:table-cell office:value-type="float" office:value="3268" calcext:value-type="float">
            <text:p>3268</text:p>
          </table:table-cell>
          <table:table-cell office:value-type="float" office:value="4901" calcext:value-type="float">
            <text:p>4901</text:p>
          </table:table-cell>
          <table:table-cell office:value-type="float" office:value="167736" calcext:value-type="float">
            <text:p>167736</text:p>
          </table:table-cell>
          <table:table-cell office:value-type="float" office:value="23419" calcext:value-type="float">
            <text:p>23419</text:p>
          </table:table-cell>
          <table:table-cell office:value-type="float" office:value="2996" calcext:value-type="float">
            <text:p>2996</text:p>
          </table:table-cell>
          <table:table-cell office:value-type="float" office:value="2179" calcext:value-type="float">
            <text:p>2179</text:p>
          </table:table-cell>
          <table:table-cell office:value-type="float" office:value="121159" calcext:value-type="float">
            <text:p>121159</text:p>
          </table:table-cell>
          <table:table-cell office:value-type="float" office:value="11435" calcext:value-type="float">
            <text:p>11435</text:p>
          </table:table-cell>
          <table:table-cell office:value-type="float" office:value="1906" calcext:value-type="float">
            <text:p>1906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/>
          <table:table-cell office:value-type="string" calcext:value-type="string">
            <text:p>n2c3-6</text:p>
          </table:table-cell>
          <table:table-cell office:value-type="float" office:value="26420" calcext:value-type="float">
            <text:p>26420</text:p>
          </table:table-cell>
          <table:table-cell office:value-type="float" office:value="23550" calcext:value-type="float">
            <text:p>23550</text:p>
          </table:table-cell>
          <table:table-cell office:value-type="float" office:value="315307" calcext:value-type="float">
            <text:p>315307</text:p>
          </table:table-cell>
          <table:table-cell office:value-type="float" office:value="438774" calcext:value-type="float">
            <text:p>438774</text:p>
          </table:table-cell>
          <table:table-cell office:value-type="float" office:value="30003" calcext:value-type="float">
            <text:p>30003</text:p>
          </table:table-cell>
          <table:table-cell office:value-type="float" office:value="33159" calcext:value-type="float">
            <text:p>33159</text:p>
          </table:table-cell>
          <table:table-cell office:value-type="float" office:value="70309" calcext:value-type="float">
            <text:p>70309</text:p>
          </table:table-cell>
          <table:table-cell office:value-type="float" office:value="250613" calcext:value-type="float">
            <text:p>250613</text:p>
          </table:table-cell>
          <table:table-cell office:value-type="float" office:value="24182" calcext:value-type="float">
            <text:p>24182</text:p>
          </table:table-cell>
          <table:table-cell office:value-type="float" office:value="26773" calcext:value-type="float">
            <text:p>26773</text:p>
          </table:table-cell>
          <table:table-cell office:value-type="float" office:value="180773" calcext:value-type="float">
            <text:p>180773</text:p>
          </table:table-cell>
          <table:table-cell office:value-type="float" office:value="262710" calcext:value-type="float">
            <text:p>262710</text:p>
          </table:table-cell>
          <table:table-cell table:style-name="ce2"/>
          <table:table-cell office:value-type="float" office:value="137975" calcext:value-type="float">
            <text:p>137975</text:p>
          </table:table-cell>
          <table:table-cell office:value-type="float" office:value="74822" calcext:value-type="float">
            <text:p>74822</text:p>
          </table:table-cell>
          <table:table-cell office:value-type="float" office:value="7348" calcext:value-type="float">
            <text:p>7348</text:p>
          </table:table-cell>
          <table:table-cell office:value-type="float" office:value="5172" calcext:value-type="float">
            <text:p>5172</text:p>
          </table:table-cell>
          <table:table-cell office:value-type="float" office:value="331636" calcext:value-type="float">
            <text:p>331636</text:p>
          </table:table-cell>
          <table:table-cell office:value-type="float" office:value="119230" calcext:value-type="float">
            <text:p>119230</text:p>
          </table:table-cell>
          <table:table-cell office:value-type="float" office:value="209629" calcext:value-type="float">
            <text:p>209629</text:p>
          </table:table-cell>
          <table:table-cell office:value-type="float" office:value="1906" calcext:value-type="float">
            <text:p>1906</text:p>
          </table:table-cell>
          <table:table-cell office:value-type="float" office:value="137768" calcext:value-type="float">
            <text:p>137768</text:p>
          </table:table-cell>
          <table:table-cell office:value-type="float" office:value="137513" calcext:value-type="float">
            <text:p>137513</text:p>
          </table:table-cell>
          <table:table-cell office:value-type="float" office:value="60164" calcext:value-type="float">
            <text:p>60164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/>
          <table:table-cell office:value-type="string" calcext:value-type="string">
            <text:p>mock</text:p>
          </table:table-cell>
          <table:table-cell office:value-type="float" office:value="21092" calcext:value-type="float">
            <text:p>21092</text:p>
          </table:table-cell>
          <table:table-cell office:value-type="float" office:value="20674" calcext:value-type="float">
            <text:p>20674</text:p>
          </table:table-cell>
          <table:table-cell office:value-type="float" office:value="21016" calcext:value-type="float">
            <text:p>21016</text:p>
          </table:table-cell>
          <table:table-cell office:value-type="float" office:value="20603" calcext:value-type="float">
            <text:p>20603</text:p>
          </table:table-cell>
          <table:table-cell office:value-type="float" office:value="20674" calcext:value-type="float">
            <text:p>20674</text:p>
          </table:table-cell>
          <table:table-cell office:value-type="float" office:value="23053" calcext:value-type="float">
            <text:p>23053</text:p>
          </table:table-cell>
          <table:table-cell office:value-type="float" office:value="26765" calcext:value-type="float">
            <text:p>26765</text:p>
          </table:table-cell>
          <table:table-cell office:value-type="float" office:value="20179" calcext:value-type="float">
            <text:p>20179</text:p>
          </table:table-cell>
          <table:table-cell office:value-type="float" office:value="24390" calcext:value-type="float">
            <text:p>24390</text:p>
          </table:table-cell>
          <table:table-cell office:value-type="float" office:value="23893" calcext:value-type="float">
            <text:p>23893</text:p>
          </table:table-cell>
          <table:table-cell office:value-type="float" office:value="21447" calcext:value-type="float">
            <text:p>21447</text:p>
          </table:table-cell>
          <table:table-cell office:value-type="float" office:value="21022" calcext:value-type="float">
            <text:p>21022</text:p>
          </table:table-cell>
          <table:table-cell table:style-name="ce2"/>
          <table:table-cell office:value-type="float" office:value="77645" calcext:value-type="float">
            <text:p>77645</text:p>
          </table:table-cell>
          <table:table-cell office:value-type="float" office:value="145493" calcext:value-type="float">
            <text:p>145493</text:p>
          </table:table-cell>
          <table:table-cell office:value-type="float" office:value="105440" calcext:value-type="float">
            <text:p>105440</text:p>
          </table:table-cell>
          <table:table-cell office:value-type="float" office:value="1090" calcext:value-type="float">
            <text:p>1090</text:p>
          </table:table-cell>
          <table:table-cell office:value-type="float" office:value="110323" calcext:value-type="float">
            <text:p>110323</text:p>
          </table:table-cell>
          <table:table-cell office:value-type="float" office:value="195602" calcext:value-type="float">
            <text:p>195602</text:p>
          </table:table-cell>
          <table:table-cell office:value-type="float" office:value="109242" calcext:value-type="float">
            <text:p>109242</text:p>
          </table:table-cell>
          <table:table-cell office:value-type="float" office:value="2179" calcext:value-type="float">
            <text:p>2179</text:p>
          </table:table-cell>
          <table:table-cell office:value-type="float" office:value="62375" calcext:value-type="float">
            <text:p>62375</text:p>
          </table:table-cell>
          <table:table-cell office:value-type="float" office:value="96149" calcext:value-type="float">
            <text:p>96149</text:p>
          </table:table-cell>
          <table:table-cell office:value-type="float" office:value="63724" calcext:value-type="float">
            <text:p>63724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/>
          <table:table-cell table:style-name="ce2" table:number-columns-repeated="26"/>
        </table:table-row>
        <table:table-row table:style-name="ro1">
          <table:table-cell/>
          <table:table-cell table:style-name="ce2"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13:09:02.738804915</meta:creation-date>
    <dc:date>2023-09-20T15:35:50.652103320</dc:date>
    <meta:editing-duration>PT2H16M37S</meta:editing-duration>
    <meta:editing-cycles>1</meta:editing-cycles>
    <meta:document-statistic meta:table-count="2" meta:cell-count="2151" meta:object-count="0"/>
    <meta:generator>LibreOffice/6.4.7.2$Linux_X86_64 LibreOffice_project/40$Build-2</meta:generator>
  </office:meta>
</office:document-meta>
</file>